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009" calcext:value-type="float">
            <text:p>60009</text:p>
          </table:table-cell>
          <table:table-cell office:value-type="float" office:value="8912" calcext:value-type="float">
            <text:p>8912</text:p>
          </table:table-cell>
          <table:table-cell office:value-type="float" office:value="2777412438.69" calcext:value-type="float">
            <text:p>2777412438.69</text:p>
          </table:table-cell>
          <table:table-cell office:value-type="float" office:value="6241339712.46" calcext:value-type="float">
            <text:p>6241339712.46</text:p>
          </table:table-cell>
          <table:table-cell office:value-type="float" office:value="25955275.3" calcext:value-type="float">
            <text:p>25955275.3</text:p>
          </table:table-cell>
          <table:table-cell office:value-type="float" office:value="175815401.15" calcext:value-type="float">
            <text:p>175815401.15</text:p>
          </table:table-cell>
          <table:table-cell office:value-type="float" office:value="137496436.61" calcext:value-type="float">
            <text:p>137496436.61</text:p>
          </table:table-cell>
          <table:table-cell office:value-type="float" office:value="30155289.23" calcext:value-type="float">
            <text:p>30155289.23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25955275.38" calcext:value-type="float">
            <text:p>25955275.38</text:p>
          </table:table-cell>
          <table:table-cell office:value-type="float" office:value="14.26" calcext:value-type="float">
            <text:p>14.26</text:p>
          </table:table-cell>
          <table:table-cell office:value-type="float" office:value="11.08" calcext:value-type="float">
            <text:p>11.08</text:p>
          </table:table-cell>
          <table:table-cell office:value-type="float" office:value="2.46" calcext:value-type="float">
            <text:p>2.46</text:p>
          </table:table-cell>
          <table:table-cell office:value-type="float" office:value="1.3" calcext:value-type="float">
            <text:p>1.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/>
          <table:table-cell office:value-type="float" office:value="60011" calcext:value-type="float">
            <text:p>60011</text:p>
          </table:table-cell>
          <table:table-cell office:value-type="float" office:value="3361" calcext:value-type="float">
            <text:p>3361</text:p>
          </table:table-cell>
          <table:table-cell office:value-type="float" office:value="7129536451.75" calcext:value-type="float">
            <text:p>7129536451.75</text:p>
          </table:table-cell>
          <table:table-cell office:value-type="float" office:value="5517213559.25" calcext:value-type="float">
            <text:p>5517213559.25</text:p>
          </table:table-cell>
          <table:table-cell office:value-type="float" office:value="4103067.25" calcext:value-type="float">
            <text:p>4103067.25</text:p>
          </table:table-cell>
          <table:table-cell office:value-type="float" office:value="312529307.75" calcext:value-type="float">
            <text:p>312529307.75</text:p>
          </table:table-cell>
          <table:table-cell office:value-type="float" office:value="55281202" calcext:value-type="float">
            <text:p>55281202</text:p>
          </table:table-cell>
          <table:table-cell office:value-type="float" office:value="28073575" calcext:value-type="float">
            <text:p>28073575</text:p>
          </table:table-cell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4103067.25" calcext:value-type="float">
            <text:p>4103067.25</text:p>
          </table:table-cell>
          <table:table-cell office:value-type="float" office:value="25.15" calcext:value-type="float">
            <text:p>25.15</text:p>
          </table:table-cell>
          <table:table-cell office:value-type="float" office:value="4.4" calcext:value-type="float">
            <text:p>4.4</text:p>
          </table:table-cell>
          <table:table-cell office:value-type="float" office:value="2.23" calcext:value-type="float">
            <text:p>2.23</text:p>
          </table:table-cell>
          <table:table-cell office:value-type="float" office:value="5.45" calcext:value-type="float">
            <text:p>5.4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/>
          <table:table-cell office:value-type="float" office:value="60030" calcext:value-type="float">
            <text:p>60030</text:p>
          </table:table-cell>
          <table:table-cell office:value-type="float" office:value="3445" calcext:value-type="float">
            <text:p>3445</text:p>
          </table:table-cell>
          <table:table-cell office:value-type="float" office:value="7126980885.75" calcext:value-type="float">
            <text:p>7126980885.75</text:p>
          </table:table-cell>
          <table:table-cell office:value-type="float" office:value="5549297842.75" calcext:value-type="float">
            <text:p>5549297842.75</text:p>
          </table:table-cell>
          <table:table-cell office:value-type="float" office:value="4293884" calcext:value-type="float">
            <text:p>4293884</text:p>
          </table:table-cell>
          <table:table-cell office:value-type="float" office:value="312520482.25" calcext:value-type="float">
            <text:p>312520482.25</text:p>
          </table:table-cell>
          <table:table-cell office:value-type="float" office:value="59064189.75" calcext:value-type="float">
            <text:p>59064189.75</text:p>
          </table:table-cell>
          <table:table-cell office:value-type="float" office:value="27957197" calcext:value-type="float">
            <text:p>27957197</text:p>
          </table:table-cell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4293884" calcext:value-type="float">
            <text:p>4293884</text:p>
          </table:table-cell>
          <table:table-cell office:value-type="float" office:value="24.46" calcext:value-type="float">
            <text:p>24.46</text:p>
          </table:table-cell>
          <table:table-cell office:value-type="float" office:value="4.57" calcext:value-type="float">
            <text:p>4.57</text:p>
          </table:table-cell>
          <table:table-cell office:value-type="float" office:value="2.16" calcext:value-type="float">
            <text:p>2.16</text:p>
          </table:table-cell>
          <table:table-cell office:value-type="float" office:value="5.14" calcext:value-type="float">
            <text:p>5.1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/>
          <table:table-cell office:value-type="float" office:value="60041" calcext:value-type="float">
            <text:p>60041</text:p>
          </table:table-cell>
          <table:table-cell office:value-type="float" office:value="661" calcext:value-type="float">
            <text:p>661</text:p>
          </table:table-cell>
          <table:table-cell office:value-type="float" office:value="1011209917" calcext:value-type="float">
            <text:p>1011209917</text:p>
          </table:table-cell>
          <table:table-cell office:value-type="float" office:value="3350435451" calcext:value-type="float">
            <text:p>3350435451</text:p>
          </table:table-cell>
          <table:table-cell office:value-type="float" office:value="281195" calcext:value-type="float">
            <text:p>281195</text:p>
          </table:table-cell>
          <table:table-cell office:value-type="float" office:value="19764325" calcext:value-type="float">
            <text:p>19764325</text:p>
          </table:table-cell>
          <table:table-cell office:value-type="float" office:value="11637507" calcext:value-type="float">
            <text:p>11637507</text:p>
          </table:table-cell>
          <table:table-cell office:value-type="float" office:value="8414165" calcext:value-type="float">
            <text:p>8414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81195" calcext:value-type="float">
            <text:p>281195</text:p>
          </table:table-cell>
          <table:table-cell office:value-type="float" office:value="1.91" calcext:value-type="float">
            <text:p>1.91</text:p>
          </table:table-cell>
          <table:table-cell office:value-type="float" office:value="1.12" calcext:value-type="float">
            <text:p>1.12</text:p>
          </table:table-cell>
          <table:table-cell office:value-type="float" office:value="0.81" calcext:value-type="float">
            <text:p>0.81</text:p>
          </table:table-cell>
          <table:table-cell office:value-type="float" office:value="1.7" calcext:value-type="float">
            <text:p>1.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426" calcext:value-type="float">
            <text:p>60426</text:p>
          </table:table-cell>
          <table:table-cell office:value-type="float" office:value="7542" calcext:value-type="float">
            <text:p>7542</text:p>
          </table:table-cell>
          <table:table-cell office:value-type="float" office:value="3249459006.36" calcext:value-type="float">
            <text:p>3249459006.36</text:p>
          </table:table-cell>
          <table:table-cell office:value-type="float" office:value="6078472927.45" calcext:value-type="float">
            <text:p>6078472927.45</text:p>
          </table:table-cell>
          <table:table-cell office:value-type="float" office:value="49674.27" calcext:value-type="float">
            <text:p>49674.27</text:p>
          </table:table-cell>
          <table:table-cell office:value-type="float" office:value="64931367.63" calcext:value-type="float">
            <text:p>64931367.63</text:p>
          </table:table-cell>
          <table:table-cell office:value-type="float" office:value="51420248.45" calcext:value-type="float">
            <text:p>51420248.45</text:p>
          </table:table-cell>
          <table:table-cell office:value-type="float" office:value="49079133.63" calcext:value-type="float">
            <text:p>49079133.63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74.27" calcext:value-type="float">
            <text:p>49674.27</text:p>
          </table:table-cell>
          <table:table-cell office:value-type="float" office:value="4.99" calcext:value-type="float">
            <text:p>4.99</text:p>
          </table:table-cell>
          <table:table-cell office:value-type="float" office:value="3.95" calcext:value-type="float">
            <text:p>3.95</text:p>
          </table:table-cell>
          <table:table-cell office:value-type="float" office:value="3.77" calcext:value-type="float">
            <text:p>3.77</text:p>
          </table:table-cell>
          <table:table-cell office:value-type="float" office:value="1.06" calcext:value-type="float">
            <text:p>1.06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60428" calcext:value-type="float">
            <text:p>60428</text:p>
          </table:table-cell>
          <table:table-cell office:value-type="float" office:value="3419" calcext:value-type="float">
            <text:p>3419</text:p>
          </table:table-cell>
          <table:table-cell office:value-type="float" office:value="7110518758.5" calcext:value-type="float">
            <text:p>7110518758.5</text:p>
          </table:table-cell>
          <table:table-cell office:value-type="float" office:value="5605023186.25" calcext:value-type="float">
            <text:p>5605023186.25</text:p>
          </table:table-cell>
          <table:table-cell office:value-type="float" office:value="4044933.75" calcext:value-type="float">
            <text:p>4044933.75</text:p>
          </table:table-cell>
          <table:table-cell office:value-type="float" office:value="312428155.5" calcext:value-type="float">
            <text:p>312428155.5</text:p>
          </table:table-cell>
          <table:table-cell office:value-type="float" office:value="53104815.5" calcext:value-type="float">
            <text:p>53104815.5</text:p>
          </table:table-cell>
          <table:table-cell office:value-type="float" office:value="27945931" calcext:value-type="float">
            <text:p>27945931</text:p>
          </table:table-cell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4044933.75" calcext:value-type="float">
            <text:p>4044933.75</text:p>
          </table:table-cell>
          <table:table-cell office:value-type="float" office:value="24.82" calcext:value-type="float">
            <text:p>24.82</text:p>
          </table:table-cell>
          <table:table-cell office:value-type="float" office:value="4.15" calcext:value-type="float">
            <text:p>4.15</text:p>
          </table:table-cell>
          <table:table-cell office:value-type="float" office:value="2.19" calcext:value-type="float">
            <text:p>2.19</text:p>
          </table:table-cell>
          <table:table-cell office:value-type="float" office:value="5.77" calcext:value-type="float">
            <text:p>5.77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0447" calcext:value-type="float">
            <text:p>60447</text:p>
          </table:table-cell>
          <table:table-cell office:value-type="float" office:value="3423" calcext:value-type="float">
            <text:p>3423</text:p>
          </table:table-cell>
          <table:table-cell office:value-type="float" office:value="7123139076" calcext:value-type="float">
            <text:p>7123139076</text:p>
          </table:table-cell>
          <table:table-cell office:value-type="float" office:value="5762801817.25" calcext:value-type="float">
            <text:p>5762801817.25</text:p>
          </table:table-cell>
          <table:table-cell office:value-type="float" office:value="3920004" calcext:value-type="float">
            <text:p>3920004</text:p>
          </table:table-cell>
          <table:table-cell office:value-type="float" office:value="312428442.25" calcext:value-type="float">
            <text:p>312428442.25</text:p>
          </table:table-cell>
          <table:table-cell office:value-type="float" office:value="53278339.5" calcext:value-type="float">
            <text:p>53278339.5</text:p>
          </table:table-cell>
          <table:table-cell office:value-type="float" office:value="29002049" calcext:value-type="float">
            <text:p>29002049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3920004" calcext:value-type="float">
            <text:p>3920004</text:p>
          </table:table-cell>
          <table:table-cell office:value-type="float" office:value="26.08" calcext:value-type="float">
            <text:p>26.08</text:p>
          </table:table-cell>
          <table:table-cell office:value-type="float" office:value="4.32" calcext:value-type="float">
            <text:p>4.32</text:p>
          </table:table-cell>
          <table:table-cell office:value-type="float" office:value="2.31" calcext:value-type="float">
            <text:p>2.31</text:p>
          </table:table-cell>
          <table:table-cell office:value-type="float" office:value="5.73" calcext:value-type="float">
            <text:p>5.7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/>
          <table:table-cell office:value-type="float" office:value="60452" calcext:value-type="float">
            <text:p>60452</text:p>
          </table:table-cell>
          <table:table-cell office:value-type="float" office:value="1004" calcext:value-type="float">
            <text:p>1004</text:p>
          </table:table-cell>
          <table:table-cell office:value-type="float" office:value="4447597222" calcext:value-type="float">
            <text:p>4447597222</text:p>
          </table:table-cell>
          <table:table-cell office:value-type="float" office:value="5744520790" calcext:value-type="float">
            <text:p>5744520790</text:p>
          </table:table-cell>
          <table:table-cell office:value-type="float" office:value="1170348" calcext:value-type="float">
            <text:p>1170348</text:p>
          </table:table-cell>
          <table:table-cell office:value-type="float" office:value="174818669" calcext:value-type="float">
            <text:p>174818669</text:p>
          </table:table-cell>
          <table:table-cell office:value-type="float" office:value="35342174" calcext:value-type="float">
            <text:p>35342174</text:p>
          </table:table-cell>
          <table:table-cell office:value-type="float" office:value="18926550" calcext:value-type="float">
            <text:p>189265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70348" calcext:value-type="float">
            <text:p>1170348</text:p>
          </table:table-cell>
          <table:table-cell office:value-type="float" office:value="11.14" calcext:value-type="float">
            <text:p>11.14</text:p>
          </table:table-cell>
          <table:table-cell office:value-type="float" office:value="2.25" calcext:value-type="float">
            <text:p>2.25</text:p>
          </table:table-cell>
          <table:table-cell office:value-type="float" office:value="1.2" calcext:value-type="float">
            <text:p>1.2</text:p>
          </table:table-cell>
          <table:table-cell office:value-type="float" office:value="4.95" calcext:value-type="float">
            <text:p>4.95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734" calcext:value-type="float">
            <text:p>61734</text:p>
          </table:table-cell>
          <table:table-cell office:value-type="float" office:value="10944" calcext:value-type="float">
            <text:p>10944</text:p>
          </table:table-cell>
          <table:table-cell office:value-type="float" office:value="2469168931" calcext:value-type="float">
            <text:p>2469168931</text:p>
          </table:table-cell>
          <table:table-cell office:value-type="float" office:value="6652594878.2" calcext:value-type="float">
            <text:p>6652594878.2</text:p>
          </table:table-cell>
          <table:table-cell office:value-type="float" office:value="32211710.26" calcext:value-type="float">
            <text:p>32211710.26</text:p>
          </table:table-cell>
          <table:table-cell office:value-type="float" office:value="185300844.66" calcext:value-type="float">
            <text:p>185300844.66</text:p>
          </table:table-cell>
          <table:table-cell office:value-type="float" office:value="149403329.33" calcext:value-type="float">
            <text:p>149403329.33</text:p>
          </table:table-cell>
          <table:table-cell office:value-type="float" office:value="27671990.33" calcext:value-type="float">
            <text:p>27671990.33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32211710.66" calcext:value-type="float">
            <text:p>32211710.66</text:p>
          </table:table-cell>
          <table:table-cell office:value-type="float" office:value="14.31" calcext:value-type="float">
            <text:p>14.31</text:p>
          </table:table-cell>
          <table:table-cell office:value-type="float" office:value="11.54" calcext:value-type="float">
            <text:p>11.54</text:p>
          </table:table-cell>
          <table:table-cell office:value-type="float" office:value="2.16" calcext:value-type="float">
            <text:p>2.16</text:p>
          </table:table-cell>
          <table:table-cell office:value-type="float" office:value="1.22" calcext:value-type="float">
            <text:p>1.22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/>
          <table:table-cell office:value-type="float" office:value="61736" calcext:value-type="float">
            <text:p>61736</text:p>
          </table:table-cell>
          <table:table-cell office:value-type="float" office:value="3275" calcext:value-type="float">
            <text:p>3275</text:p>
          </table:table-cell>
          <table:table-cell office:value-type="float" office:value="7114168499" calcext:value-type="float">
            <text:p>7114168499</text:p>
          </table:table-cell>
          <table:table-cell office:value-type="float" office:value="5322441219" calcext:value-type="float">
            <text:p>5322441219</text:p>
          </table:table-cell>
          <table:table-cell office:value-type="float" office:value="4104609.75" calcext:value-type="float">
            <text:p>4104609.75</text:p>
          </table:table-cell>
          <table:table-cell office:value-type="float" office:value="312416769.75" calcext:value-type="float">
            <text:p>312416769.75</text:p>
          </table:table-cell>
          <table:table-cell office:value-type="float" office:value="53623865.25" calcext:value-type="float">
            <text:p>53623865.25</text:p>
          </table:table-cell>
          <table:table-cell office:value-type="float" office:value="27924022.75" calcext:value-type="float">
            <text:p>27924022.75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104609.75" calcext:value-type="float">
            <text:p>4104609.75</text:p>
          </table:table-cell>
          <table:table-cell office:value-type="float" office:value="25.37" calcext:value-type="float">
            <text:p>25.37</text:p>
          </table:table-cell>
          <table:table-cell office:value-type="float" office:value="4.12" calcext:value-type="float">
            <text:p>4.12</text:p>
          </table:table-cell>
          <table:table-cell office:value-type="float" office:value="2.11" calcext:value-type="float">
            <text:p>2.11</text:p>
          </table:table-cell>
          <table:table-cell office:value-type="float" office:value="5.98" calcext:value-type="float">
            <text:p>5.9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/>
          <table:table-cell office:value-type="float" office:value="61754" calcext:value-type="float">
            <text:p>61754</text:p>
          </table:table-cell>
          <table:table-cell office:value-type="float" office:value="3395" calcext:value-type="float">
            <text:p>3395</text:p>
          </table:table-cell>
          <table:table-cell office:value-type="float" office:value="7195982055.5" calcext:value-type="float">
            <text:p>7195982055.5</text:p>
          </table:table-cell>
          <table:table-cell office:value-type="float" office:value="5578838991.25" calcext:value-type="float">
            <text:p>5578838991.25</text:p>
          </table:table-cell>
          <table:table-cell office:value-type="float" office:value="4362618.25" calcext:value-type="float">
            <text:p>4362618.25</text:p>
          </table:table-cell>
          <table:table-cell office:value-type="float" office:value="312615642.25" calcext:value-type="float">
            <text:p>312615642.25</text:p>
          </table:table-cell>
          <table:table-cell office:value-type="float" office:value="72905299.25" calcext:value-type="float">
            <text:p>72905299.25</text:p>
          </table:table-cell>
          <table:table-cell office:value-type="float" office:value="27996954" calcext:value-type="float">
            <text:p>2799695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4362618.25" calcext:value-type="float">
            <text:p>4362618.25</text:p>
          </table:table-cell>
          <table:table-cell office:value-type="float" office:value="25.22" calcext:value-type="float">
            <text:p>25.22</text:p>
          </table:table-cell>
          <table:table-cell office:value-type="float" office:value="5.87" calcext:value-type="float">
            <text:p>5.87</text:p>
          </table:table-cell>
          <table:table-cell office:value-type="float" office:value="2.23" calcext:value-type="float">
            <text:p>2.23</text:p>
          </table:table-cell>
          <table:table-cell office:value-type="float" office:value="4.19" calcext:value-type="float">
            <text:p>4.19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61759" calcext:value-type="float">
            <text:p>61759</text:p>
          </table:table-cell>
          <table:table-cell office:value-type="float" office:value="2740" calcext:value-type="float">
            <text:p>2740</text:p>
          </table:table-cell>
          <table:table-cell office:value-type="float" office:value="6814442526.66" calcext:value-type="float">
            <text:p>6814442526.66</text:p>
          </table:table-cell>
          <table:table-cell office:value-type="float" office:value="5781858275" calcext:value-type="float">
            <text:p>5781858275</text:p>
          </table:table-cell>
          <table:table-cell office:value-type="float" office:value="3890789" calcext:value-type="float">
            <text:p>3890789</text:p>
          </table:table-cell>
          <table:table-cell office:value-type="float" office:value="291493414.33" calcext:value-type="float">
            <text:p>291493414.33</text:p>
          </table:table-cell>
          <table:table-cell office:value-type="float" office:value="57624098.33" calcext:value-type="float">
            <text:p>57624098.33</text:p>
          </table:table-cell>
          <table:table-cell office:value-type="float" office:value="26615734.33" calcext:value-type="float">
            <text:p>26615734.33</text:p>
          </table:table-cell>
          <table:table-cell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3890789" calcext:value-type="float">
            <text:p>3890789</text:p>
          </table:table-cell>
          <table:table-cell office:value-type="float" office:value="22.8" calcext:value-type="float">
            <text:p>22.8</text:p>
          </table:table-cell>
          <table:table-cell office:value-type="float" office:value="4.47" calcext:value-type="float">
            <text:p>4.47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823" calcext:value-type="float">
            <text:p>62823</text:p>
          </table:table-cell>
          <table:table-cell office:value-type="float" office:value="16517" calcext:value-type="float">
            <text:p>16517</text:p>
          </table:table-cell>
          <table:table-cell office:value-type="float" office:value="11204639722.4" calcext:value-type="float">
            <text:p>11204639722.4</text:p>
          </table:table-cell>
          <table:table-cell office:value-type="float" office:value="5965633287.44" calcext:value-type="float">
            <text:p>5965633287.44</text:p>
          </table:table-cell>
          <table:table-cell office:value-type="float" office:value="1572971.16" calcext:value-type="float">
            <text:p>1572971.16</text:p>
          </table:table-cell>
          <table:table-cell office:value-type="float" office:value="243933524.6" calcext:value-type="float">
            <text:p>243933524.6</text:p>
          </table:table-cell>
          <table:table-cell office:value-type="float" office:value="222333186.08" calcext:value-type="float">
            <text:p>222333186.08</text:p>
          </table:table-cell>
          <table:table-cell office:value-type="float" office:value="36538033.6" calcext:value-type="float">
            <text:p>36538033.6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2971.16" calcext:value-type="float">
            <text:p>1572971.16</text:p>
          </table:table-cell>
          <table:table-cell office:value-type="float" office:value="19.41" calcext:value-type="float">
            <text:p>19.41</text:p>
          </table:table-cell>
          <table:table-cell office:value-type="float" office:value="17.69" calcext:value-type="float">
            <text:p>17.69</text:p>
          </table:table-cell>
          <table:table-cell office:value-type="float" office:value="2.9" calcext:value-type="float">
            <text:p>2.9</text:p>
          </table:table-cell>
          <table:table-cell office:value-type="float" office:value="1.02" calcext:value-type="float">
            <text:p>1.02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/>
          <table:table-cell office:value-type="float" office:value="62825" calcext:value-type="float">
            <text:p>62825</text:p>
          </table:table-cell>
          <table:table-cell office:value-type="float" office:value="3269" calcext:value-type="float">
            <text:p>3269</text:p>
          </table:table-cell>
          <table:table-cell office:value-type="float" office:value="7112135860.75" calcext:value-type="float">
            <text:p>7112135860.75</text:p>
          </table:table-cell>
          <table:table-cell office:value-type="float" office:value="5243115730" calcext:value-type="float">
            <text:p>5243115730</text:p>
          </table:table-cell>
          <table:table-cell office:value-type="float" office:value="4220467.75" calcext:value-type="float">
            <text:p>4220467.75</text:p>
          </table:table-cell>
          <table:table-cell office:value-type="float" office:value="312473635.25" calcext:value-type="float">
            <text:p>312473635.25</text:p>
          </table:table-cell>
          <table:table-cell office:value-type="float" office:value="53162392" calcext:value-type="float">
            <text:p>53162392</text:p>
          </table:table-cell>
          <table:table-cell office:value-type="float" office:value="28116032" calcext:value-type="float">
            <text:p>28116032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220467.75" calcext:value-type="float">
            <text:p>4220467.75</text:p>
          </table:table-cell>
          <table:table-cell office:value-type="float" office:value="24.39" calcext:value-type="float">
            <text:p>24.39</text:p>
          </table:table-cell>
          <table:table-cell office:value-type="float" office:value="3.94" calcext:value-type="float">
            <text:p>3.94</text:p>
          </table:table-cell>
          <table:table-cell office:value-type="float" office:value="2.07" calcext:value-type="float">
            <text:p>2.07</text:p>
          </table:table-cell>
          <table:table-cell office:value-type="float" office:value="6.11" calcext:value-type="float">
            <text:p>6.1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float" office:value="62844" calcext:value-type="float">
            <text:p>62844</text:p>
          </table:table-cell>
          <table:table-cell office:value-type="float" office:value="3319" calcext:value-type="float">
            <text:p>3319</text:p>
          </table:table-cell>
          <table:table-cell office:value-type="float" office:value="7143261413.5" calcext:value-type="float">
            <text:p>7143261413.5</text:p>
          </table:table-cell>
          <table:table-cell office:value-type="float" office:value="5350482154.25" calcext:value-type="float">
            <text:p>5350482154.25</text:p>
          </table:table-cell>
          <table:table-cell office:value-type="float" office:value="4199218" calcext:value-type="float">
            <text:p>4199218</text:p>
          </table:table-cell>
          <table:table-cell office:value-type="float" office:value="312646010" calcext:value-type="float">
            <text:p>312646010</text:p>
          </table:table-cell>
          <table:table-cell office:value-type="float" office:value="57209834.5" calcext:value-type="float">
            <text:p>57209834.5</text:p>
          </table:table-cell>
          <table:table-cell office:value-type="float" office:value="28362667" calcext:value-type="float">
            <text:p>283626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4199218" calcext:value-type="float">
            <text:p>4199218</text:p>
          </table:table-cell>
          <table:table-cell office:value-type="float" office:value="25.26" calcext:value-type="float">
            <text:p>25.26</text:p>
          </table:table-cell>
          <table:table-cell office:value-type="float" office:value="4.51" calcext:value-type="float">
            <text:p>4.51</text:p>
          </table:table-cell>
          <table:table-cell office:value-type="float" office:value="2.2" calcext:value-type="float">
            <text:p>2.2</text:p>
          </table:table-cell>
          <table:table-cell office:value-type="float" office:value="5.39" calcext:value-type="float">
            <text:p>5.3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float" office:value="62849" calcext:value-type="float">
            <text:p>62849</text:p>
          </table:table-cell>
          <table:table-cell office:value-type="float" office:value="3288" calcext:value-type="float">
            <text:p>3288</text:p>
          </table:table-cell>
          <table:table-cell office:value-type="float" office:value="7120140368.5" calcext:value-type="float">
            <text:p>7120140368.5</text:p>
          </table:table-cell>
          <table:table-cell office:value-type="float" office:value="5289992692.5" calcext:value-type="float">
            <text:p>5289992692.5</text:p>
          </table:table-cell>
          <table:table-cell office:value-type="float" office:value="4224446.5" calcext:value-type="float">
            <text:p>4224446.5</text:p>
          </table:table-cell>
          <table:table-cell office:value-type="float" office:value="312522618.75" calcext:value-type="float">
            <text:p>312522618.75</text:p>
          </table:table-cell>
          <table:table-cell office:value-type="float" office:value="53538163.5" calcext:value-type="float">
            <text:p>53538163.5</text:p>
          </table:table-cell>
          <table:table-cell office:value-type="float" office:value="28075958.25" calcext:value-type="float">
            <text:p>28075958.25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4224446.5" calcext:value-type="float">
            <text:p>4224446.5</text:p>
          </table:table-cell>
          <table:table-cell office:value-type="float" office:value="25.66" calcext:value-type="float">
            <text:p>25.66</text:p>
          </table:table-cell>
          <table:table-cell office:value-type="float" office:value="4.14" calcext:value-type="float">
            <text:p>4.14</text:p>
          </table:table-cell>
          <table:table-cell office:value-type="float" office:value="2.13" calcext:value-type="float">
            <text:p>2.13</text:p>
          </table:table-cell>
          <table:table-cell office:value-type="float" office:value="6.01" calcext:value-type="float">
            <text:p>6.0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62854" calcext:value-type="float">
            <text:p>62854</text:p>
          </table:table-cell>
          <table:table-cell office:value-type="float" office:value="3316" calcext:value-type="float">
            <text:p>3316</text:p>
          </table:table-cell>
          <table:table-cell office:value-type="float" office:value="7133045813.5" calcext:value-type="float">
            <text:p>7133045813.5</text:p>
          </table:table-cell>
          <table:table-cell office:value-type="float" office:value="5332883542.25" calcext:value-type="float">
            <text:p>5332883542.25</text:p>
          </table:table-cell>
          <table:table-cell office:value-type="float" office:value="4240066.25" calcext:value-type="float">
            <text:p>4240066.25</text:p>
          </table:table-cell>
          <table:table-cell office:value-type="float" office:value="312619186" calcext:value-type="float">
            <text:p>312619186</text:p>
          </table:table-cell>
          <table:table-cell office:value-type="float" office:value="55860843" calcext:value-type="float">
            <text:p>55860843</text:p>
          </table:table-cell>
          <table:table-cell office:value-type="float" office:value="28156520.5" calcext:value-type="float">
            <text:p>28156520.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4240066.25" calcext:value-type="float">
            <text:p>4240066.25</text:p>
          </table:table-cell>
          <table:table-cell office:value-type="float" office:value="25.23" calcext:value-type="float">
            <text:p>25.23</text:p>
          </table:table-cell>
          <table:table-cell office:value-type="float" office:value="4.35" calcext:value-type="float">
            <text:p>4.35</text:p>
          </table:table-cell>
          <table:table-cell office:value-type="float" office:value="2.15" calcext:value-type="float">
            <text:p>2.15</text:p>
          </table:table-cell>
          <table:table-cell office:value-type="float" office:value="5.6" calcext:value-type="float">
            <text:p>5.6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/>
          <table:table-cell office:value-type="float" office:value="62859" calcext:value-type="float">
            <text:p>62859</text:p>
          </table:table-cell>
          <table:table-cell office:value-type="float" office:value="36" calcext:value-type="float">
            <text:p>36</text:p>
          </table:table-cell>
          <table:table-cell office:value-type="float" office:value="8933243" calcext:value-type="float">
            <text:p>8933243</text:p>
          </table:table-cell>
          <table:table-cell office:value-type="float" office:value="56934181" calcext:value-type="float">
            <text:p>56934181</text:p>
          </table:table-cell>
          <table:table-cell office:value-type="float" office:value="11798" calcext:value-type="float">
            <text:p>11798</text:p>
          </table:table-cell>
          <table:table-cell office:value-type="float" office:value="700219.5" calcext:value-type="float">
            <text:p>700219.5</text:p>
          </table:table-cell>
          <table:table-cell office:value-type="float" office:value="371202" calcext:value-type="float">
            <text:p>371202</text:p>
          </table:table-cell>
          <table:table-cell office:value-type="float" office:value="272129.5" calcext:value-type="float">
            <text:p>2721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98" calcext:value-type="float">
            <text:p>11798</text:p>
          </table:table-cell>
          <table:table-cell office:value-type="float" office:value="1.44" calcext:value-type="float">
            <text:p>1.44</text:p>
          </table:table-cell>
          <table:table-cell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0.94" calcext:value-type="float">
            <text:p>0.9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362" calcext:value-type="float">
            <text:p>63362</text:p>
          </table:table-cell>
          <table:table-cell office:value-type="float" office:value="7859" calcext:value-type="float">
            <text:p>7859</text:p>
          </table:table-cell>
          <table:table-cell office:value-type="float" office:value="2937833735.81" calcext:value-type="float">
            <text:p>2937833735.81</text:p>
          </table:table-cell>
          <table:table-cell office:value-type="float" office:value="6387246671.09" calcext:value-type="float">
            <text:p>6387246671.09</text:p>
          </table:table-cell>
          <table:table-cell office:value-type="float" office:value="32685.63" calcext:value-type="float">
            <text:p>32685.63</text:p>
          </table:table-cell>
          <table:table-cell office:value-type="float" office:value="32597513.36" calcext:value-type="float">
            <text:p>32597513.36</text:p>
          </table:table-cell>
          <table:table-cell office:value-type="float" office:value="29715842.63" calcext:value-type="float">
            <text:p>29715842.63</text:p>
          </table:table-cell>
          <table:table-cell office:value-type="float" office:value="24635741" calcext:value-type="float">
            <text:p>24635741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2685.63" calcext:value-type="float">
            <text:p>32685.63</text:p>
          </table:table-cell>
          <table:table-cell office:value-type="float" office:value="2.67" calcext:value-type="float">
            <text:p>2.67</text:p>
          </table:table-cell>
          <table:table-cell office:value-type="float" office:value="2.44" calcext:value-type="float">
            <text:p>2.44</text:p>
          </table:table-cell>
          <table:table-cell office:value-type="float" office:value="2.02" calcext:value-type="float">
            <text:p>2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63364" calcext:value-type="float">
            <text:p>63364</text:p>
          </table:table-cell>
          <table:table-cell office:value-type="float" office:value="3253" calcext:value-type="float">
            <text:p>3253</text:p>
          </table:table-cell>
          <table:table-cell office:value-type="float" office:value="7109058632.5" calcext:value-type="float">
            <text:p>7109058632.5</text:p>
          </table:table-cell>
          <table:table-cell office:value-type="float" office:value="5282934248" calcext:value-type="float">
            <text:p>5282934248</text:p>
          </table:table-cell>
          <table:table-cell office:value-type="float" office:value="4174202.25" calcext:value-type="float">
            <text:p>4174202.25</text:p>
          </table:table-cell>
          <table:table-cell office:value-type="float" office:value="312391803" calcext:value-type="float">
            <text:p>312391803</text:p>
          </table:table-cell>
          <table:table-cell office:value-type="float" office:value="53490193.75" calcext:value-type="float">
            <text:p>53490193.75</text:p>
          </table:table-cell>
          <table:table-cell office:value-type="float" office:value="27243711.5" calcext:value-type="float">
            <text:p>27243711.5</text:p>
          </table:table-cell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4174202.25" calcext:value-type="float">
            <text:p>4174202.25</text:p>
          </table:table-cell>
          <table:table-cell office:value-type="float" office:value="25.27" calcext:value-type="float">
            <text:p>25.27</text:p>
          </table:table-cell>
          <table:table-cell office:value-type="float" office:value="4.08" calcext:value-type="float">
            <text:p>4.08</text:p>
          </table:table-cell>
          <table:table-cell office:value-type="float" office:value="2.06" calcext:value-type="float">
            <text:p>2.06</text:p>
          </table:table-cell>
          <table:table-cell office:value-type="float" office:value="6.05" calcext:value-type="float">
            <text:p>6.0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/>
          <table:table-cell office:value-type="float" office:value="63382" calcext:value-type="float">
            <text:p>63382</text:p>
          </table:table-cell>
          <table:table-cell office:value-type="float" office:value="3293" calcext:value-type="float">
            <text:p>3293</text:p>
          </table:table-cell>
          <table:table-cell office:value-type="float" office:value="7128182719" calcext:value-type="float">
            <text:p>7128182719</text:p>
          </table:table-cell>
          <table:table-cell office:value-type="float" office:value="5389465489.75" calcext:value-type="float">
            <text:p>5389465489.75</text:p>
          </table:table-cell>
          <table:table-cell office:value-type="float" office:value="4104083" calcext:value-type="float">
            <text:p>4104083</text:p>
          </table:table-cell>
          <table:table-cell office:value-type="float" office:value="312628040.5" calcext:value-type="float">
            <text:p>312628040.5</text:p>
          </table:table-cell>
          <table:table-cell office:value-type="float" office:value="55360844.5" calcext:value-type="float">
            <text:p>55360844.5</text:p>
          </table:table-cell>
          <table:table-cell office:value-type="float" office:value="27888761.5" calcext:value-type="float">
            <text:p>27888761.5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4104083" calcext:value-type="float">
            <text:p>4104083</text:p>
          </table:table-cell>
          <table:table-cell office:value-type="float" office:value="25.98" calcext:value-type="float">
            <text:p>25.98</text:p>
          </table:table-cell>
          <table:table-cell office:value-type="float" office:value="4.53" calcext:value-type="float">
            <text:p>4.53</text:p>
          </table:table-cell>
          <table:table-cell office:value-type="float" office:value="2.27" calcext:value-type="float">
            <text:p>2.27</text:p>
          </table:table-cell>
          <table:table-cell office:value-type="float" office:value="5.52" calcext:value-type="float">
            <text:p>5.5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/>
          <table:table-cell office:value-type="float" office:value="63387" calcext:value-type="float">
            <text:p>63387</text:p>
          </table:table-cell>
          <table:table-cell office:value-type="float" office:value="1003" calcext:value-type="float">
            <text:p>1003</text:p>
          </table:table-cell>
          <table:table-cell office:value-type="float" office:value="4421912789" calcext:value-type="float">
            <text:p>4421912789</text:p>
          </table:table-cell>
          <table:table-cell office:value-type="float" office:value="5507828738" calcext:value-type="float">
            <text:p>5507828738</text:p>
          </table:table-cell>
          <table:table-cell office:value-type="float" office:value="1192324" calcext:value-type="float">
            <text:p>1192324</text:p>
          </table:table-cell>
          <table:table-cell office:value-type="float" office:value="171382036" calcext:value-type="float">
            <text:p>171382036</text:p>
          </table:table-cell>
          <table:table-cell office:value-type="float" office:value="33501891" calcext:value-type="float">
            <text:p>33501891</text:p>
          </table:table-cell>
          <table:table-cell office:value-type="float" office:value="17296298" calcext:value-type="float">
            <text:p>172962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192324" calcext:value-type="float">
            <text:p>1192324</text:p>
          </table:table-cell>
          <table:table-cell office:value-type="float" office:value="10.93" calcext:value-type="float">
            <text:p>10.93</text:p>
          </table:table-cell>
          <table:table-cell office:value-type="float" office:value="2.13" calcext:value-type="float">
            <text:p>2.13</text:p>
          </table:table-cell>
          <table:table-cell office:value-type="float" office:value="1.1" calcext:value-type="float">
            <text:p>1.1</text:p>
          </table:table-cell>
          <table:table-cell office:value-type="float" office:value="5.12" calcext:value-type="float">
            <text:p>5.1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557" calcext:value-type="float">
            <text:p>63557</text:p>
          </table:table-cell>
          <table:table-cell office:value-type="float" office:value="14570" calcext:value-type="float">
            <text:p>14570</text:p>
          </table:table-cell>
          <table:table-cell office:value-type="float" office:value="14473615025.57" calcext:value-type="float">
            <text:p>14473615025.57</text:p>
          </table:table-cell>
          <table:table-cell office:value-type="float" office:value="6372402386.95" calcext:value-type="float">
            <text:p>6372402386.95</text:p>
          </table:table-cell>
          <table:table-cell office:value-type="float" office:value="4674089.19" calcext:value-type="float">
            <text:p>4674089.19</text:p>
          </table:table-cell>
          <table:table-cell office:value-type="float" office:value="234384118.52" calcext:value-type="float">
            <text:p>234384118.52</text:p>
          </table:table-cell>
          <table:table-cell office:value-type="float" office:value="284254104.52" calcext:value-type="float">
            <text:p>284254104.52</text:p>
          </table:table-cell>
          <table:table-cell office:value-type="float" office:value="6695431.85" calcext:value-type="float">
            <text:p>6695431.85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674089.19" calcext:value-type="float">
            <text:p>4674089.19</text:p>
          </table:table-cell>
          <table:table-cell office:value-type="float" office:value="18.84" calcext:value-type="float">
            <text:p>18.84</text:p>
          </table:table-cell>
          <table:table-cell office:value-type="float" office:value="22.81" calcext:value-type="float">
            <text:p>22.81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101.18" calcext:value-type="float">
            <text:p>101.18</text:p>
          </table:table-cell>
        </table:table-row>
        <table:table-row table:style-name="ro1">
          <table:table-cell/>
          <table:table-cell office:value-type="float" office:value="63559" calcext:value-type="float">
            <text:p>63559</text:p>
          </table:table-cell>
          <table:table-cell office:value-type="float" office:value="3231" calcext:value-type="float">
            <text:p>3231</text:p>
          </table:table-cell>
          <table:table-cell office:value-type="float" office:value="7130622271" calcext:value-type="float">
            <text:p>7130622271</text:p>
          </table:table-cell>
          <table:table-cell office:value-type="float" office:value="5246501079" calcext:value-type="float">
            <text:p>5246501079</text:p>
          </table:table-cell>
          <table:table-cell office:value-type="float" office:value="4477567" calcext:value-type="float">
            <text:p>4477567</text:p>
          </table:table-cell>
          <table:table-cell office:value-type="float" office:value="312504424.25" calcext:value-type="float">
            <text:p>312504424.25</text:p>
          </table:table-cell>
          <table:table-cell office:value-type="float" office:value="62289195.75" calcext:value-type="float">
            <text:p>62289195.75</text:p>
          </table:table-cell>
          <table:table-cell office:value-type="float" office:value="27816975" calcext:value-type="float">
            <text:p>2781697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4477567" calcext:value-type="float">
            <text:p>4477567</text:p>
          </table:table-cell>
          <table:table-cell office:value-type="float" office:value="24.87" calcext:value-type="float">
            <text:p>24.87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5.08" calcext:value-type="float">
            <text:p>5.08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/>
          <table:table-cell office:value-type="float" office:value="63577" calcext:value-type="float">
            <text:p>63577</text:p>
          </table:table-cell>
          <table:table-cell office:value-type="float" office:value="3167" calcext:value-type="float">
            <text:p>3167</text:p>
          </table:table-cell>
          <table:table-cell office:value-type="float" office:value="7134759959" calcext:value-type="float">
            <text:p>7134759959</text:p>
          </table:table-cell>
          <table:table-cell office:value-type="float" office:value="5150396941.25" calcext:value-type="float">
            <text:p>5150396941.25</text:p>
          </table:table-cell>
          <table:table-cell office:value-type="float" office:value="4328365.25" calcext:value-type="float">
            <text:p>4328365.25</text:p>
          </table:table-cell>
          <table:table-cell office:value-type="float" office:value="312555198.25" calcext:value-type="float">
            <text:p>312555198.25</text:p>
          </table:table-cell>
          <table:table-cell office:value-type="float" office:value="60107291.25" calcext:value-type="float">
            <text:p>60107291.25</text:p>
          </table:table-cell>
          <table:table-cell office:value-type="float" office:value="27917881.25" calcext:value-type="float">
            <text:p>27917881.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4328365.25" calcext:value-type="float">
            <text:p>4328365.25</text:p>
          </table:table-cell>
          <table:table-cell office:value-type="float" office:value="24.68" calcext:value-type="float">
            <text:p>24.68</text:p>
          </table:table-cell>
          <table:table-cell office:value-type="float" office:value="4.57" calcext:value-type="float">
            <text:p>4.57</text:p>
          </table:table-cell>
          <table:table-cell office:value-type="float" office:value="2.15" calcext:value-type="float">
            <text:p>2.15</text:p>
          </table:table-cell>
          <table:table-cell office:value-type="float" office:value="5.35" calcext:value-type="float">
            <text:p>5.3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63582" calcext:value-type="float">
            <text:p>63582</text:p>
          </table:table-cell>
          <table:table-cell office:value-type="float" office:value="3149" calcext:value-type="float">
            <text:p>3149</text:p>
          </table:table-cell>
          <table:table-cell office:value-type="float" office:value="7125579362" calcext:value-type="float">
            <text:p>7125579362</text:p>
          </table:table-cell>
          <table:table-cell office:value-type="float" office:value="5084840727.25" calcext:value-type="float">
            <text:p>5084840727.25</text:p>
          </table:table-cell>
          <table:table-cell office:value-type="float" office:value="4254062" calcext:value-type="float">
            <text:p>4254062</text:p>
          </table:table-cell>
          <table:table-cell office:value-type="float" office:value="312491652.25" calcext:value-type="float">
            <text:p>312491652.25</text:p>
          </table:table-cell>
          <table:table-cell office:value-type="float" office:value="55940850.25" calcext:value-type="float">
            <text:p>55940850.25</text:p>
          </table:table-cell>
          <table:table-cell office:value-type="float" office:value="27481623.75" calcext:value-type="float">
            <text:p>27481623.75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254062" calcext:value-type="float">
            <text:p>4254062</text:p>
          </table:table-cell>
          <table:table-cell office:value-type="float" office:value="23.5" calcext:value-type="float">
            <text:p>23.5</text:p>
          </table:table-cell>
          <table:table-cell office:value-type="float" office:value="4.02" calcext:value-type="float">
            <text:p>4.02</text:p>
          </table:table-cell>
          <table:table-cell office:value-type="float" office:value="2.05" calcext:value-type="float">
            <text:p>2.05</text:p>
          </table:table-cell>
          <table:table-cell office:value-type="float" office:value="5.98" calcext:value-type="float">
            <text:p>5.9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63587" calcext:value-type="float">
            <text:p>63587</text:p>
          </table:table-cell>
          <table:table-cell office:value-type="float" office:value="2285" calcext:value-type="float">
            <text:p>2285</text:p>
          </table:table-cell>
          <table:table-cell office:value-type="float" office:value="8667870475" calcext:value-type="float">
            <text:p>8667870475</text:p>
          </table:table-cell>
          <table:table-cell office:value-type="float" office:value="5633317958.25" calcext:value-type="float">
            <text:p>5633317958.25</text:p>
          </table:table-cell>
          <table:table-cell office:value-type="float" office:value="3299353.25" calcext:value-type="float">
            <text:p>3299353.25</text:p>
          </table:table-cell>
          <table:table-cell office:value-type="float" office:value="236764227.25" calcext:value-type="float">
            <text:p>236764227.25</text:p>
          </table:table-cell>
          <table:table-cell office:value-type="float" office:value="121262886.25" calcext:value-type="float">
            <text:p>121262886.25</text:p>
          </table:table-cell>
          <table:table-cell office:value-type="float" office:value="19887316.75" calcext:value-type="float">
            <text:p>19887316.75</text:p>
          </table:table-cell>
          <table:table-cell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299353.25" calcext:value-type="float">
            <text:p>3299353.25</text:p>
          </table:table-cell>
          <table:table-cell office:value-type="float" office:value="24.29" calcext:value-type="float">
            <text:p>24.29</text:p>
          </table:table-cell>
          <table:table-cell office:value-type="float" office:value="9.05" calcext:value-type="float">
            <text:p>9.05</text:p>
          </table:table-cell>
          <table:table-cell office:value-type="float" office:value="1.93" calcext:value-type="float">
            <text:p>1.93</text:p>
          </table:table-cell>
          <table:table-cell office:value-type="float" office:value="4.61" calcext:value-type="float">
            <text:p>4.6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esummv_STANDARD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065" calcext:value-type="float">
            <text:p>60065</text:p>
          </table:table-cell>
          <table:table-cell office:value-type="float" office:value="9085" calcext:value-type="float">
            <text:p>9085</text:p>
          </table:table-cell>
          <table:table-cell office:value-type="float" office:value="3271183590.72" calcext:value-type="float">
            <text:p>3271183590.72</text:p>
          </table:table-cell>
          <table:table-cell office:value-type="float" office:value="7465188865.63" calcext:value-type="float">
            <text:p>7465188865.63</text:p>
          </table:table-cell>
          <table:table-cell office:value-type="float" office:value="31112296" calcext:value-type="float">
            <text:p>31112296</text:p>
          </table:table-cell>
          <table:table-cell office:value-type="float" office:value="207866628.9" calcext:value-type="float">
            <text:p>207866628.9</text:p>
          </table:table-cell>
          <table:table-cell office:value-type="float" office:value="156778244.54" calcext:value-type="float">
            <text:p>156778244.54</text:p>
          </table:table-cell>
          <table:table-cell office:value-type="float" office:value="35744997.54" calcext:value-type="float">
            <text:p>35744997.54</text:p>
          </table:table-cell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1112295.54" calcext:value-type="float">
            <text:p>31112295.54</text:p>
          </table:table-cell>
          <table:table-cell office:value-type="float" office:value="15.06" calcext:value-type="float">
            <text:p>15.06</text:p>
          </table:table-cell>
          <table:table-cell office:value-type="float" office:value="11.32" calcext:value-type="float">
            <text:p>11.32</text:p>
          </table:table-cell>
          <table:table-cell office:value-type="float" office:value="2.62" calcext:value-type="float">
            <text:p>2.62</text:p>
          </table:table-cell>
          <table:table-cell office:value-type="float" office:value="1.39" calcext:value-type="float">
            <text:p>1.39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/>
          <table:table-cell office:value-type="float" office:value="60067" calcext:value-type="float">
            <text:p>60067</text:p>
          </table:table-cell>
          <table:table-cell office:value-type="float" office:value="7727" calcext:value-type="float">
            <text:p>7727</text:p>
          </table:table-cell>
          <table:table-cell office:value-type="float" office:value="4488002364" calcext:value-type="float">
            <text:p>4488002364</text:p>
          </table:table-cell>
          <table:table-cell office:value-type="float" office:value="8358652319" calcext:value-type="float">
            <text:p>8358652319</text:p>
          </table:table-cell>
          <table:table-cell office:value-type="float" office:value="81097.75" calcext:value-type="float">
            <text:p>81097.75</text:p>
          </table:table-cell>
          <table:table-cell office:value-type="float" office:value="89507367.62" calcext:value-type="float">
            <text:p>89507367.62</text:p>
          </table:table-cell>
          <table:table-cell office:value-type="float" office:value="70825606.5" calcext:value-type="float">
            <text:p>70825606.5</text:p>
          </table:table-cell>
          <table:table-cell office:value-type="float" office:value="67595215.37" calcext:value-type="float">
            <text:p>67595215.37</text:p>
          </table:table-cell>
          <table:table-cell office:value-type="float" office:value="41.87" calcext:value-type="float">
            <text:p>41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81097.75" calcext:value-type="float">
            <text:p>81097.75</text:p>
          </table:table-cell>
          <table:table-cell office:value-type="float" office:value="5.9" calcext:value-type="float">
            <text:p>5.9</text:p>
          </table:table-cell>
          <table:table-cell office:value-type="float" office:value="4.67" calcext:value-type="float">
            <text:p>4.67</text:p>
          </table:table-cell>
          <table:table-cell office:value-type="float" office:value="4.45" calcext:value-type="float">
            <text:p>4.4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085" calcext:value-type="float">
            <text:p>60085</text:p>
          </table:table-cell>
          <table:table-cell office:value-type="float" office:value="941" calcext:value-type="float">
            <text:p>941</text:p>
          </table:table-cell>
          <table:table-cell office:value-type="float" office:value="3600563802" calcext:value-type="float">
            <text:p>3600563802</text:p>
          </table:table-cell>
          <table:table-cell office:value-type="float" office:value="6744827739" calcext:value-type="float">
            <text:p>6744827739</text:p>
          </table:table-cell>
          <table:table-cell office:value-type="float" office:value="71761" calcext:value-type="float">
            <text:p>71761</text:p>
          </table:table-cell>
          <table:table-cell office:value-type="float" office:value="71262140" calcext:value-type="float">
            <text:p>71262140</text:p>
          </table:table-cell>
          <table:table-cell office:value-type="float" office:value="56328871" calcext:value-type="float">
            <text:p>56328871</text:p>
          </table:table-cell>
          <table:table-cell office:value-type="float" office:value="53793787" calcext:value-type="float">
            <text:p>53793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71761" calcext:value-type="float">
            <text:p>71761</text:p>
          </table:table-cell>
          <table:table-cell office:value-type="float" office:value="4.84" calcext:value-type="float">
            <text:p>4.84</text:p>
          </table:table-cell>
          <table:table-cell office:value-type="float" office:value="3.83" calcext:value-type="float">
            <text:p>3.83</text:p>
          </table:table-cell>
          <table:table-cell office:value-type="float" office:value="3.65" calcext:value-type="float">
            <text:p>3.65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vt_STANDARD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157" calcext:value-type="float">
            <text:p>60157</text:p>
          </table:table-cell>
          <table:table-cell office:value-type="float" office:value="8796" calcext:value-type="float">
            <text:p>8796</text:p>
          </table:table-cell>
          <table:table-cell office:value-type="float" office:value="3996616975.11" calcext:value-type="float">
            <text:p>3996616975.11</text:p>
          </table:table-cell>
          <table:table-cell office:value-type="float" office:value="8735186554.11" calcext:value-type="float">
            <text:p>8735186554.11</text:p>
          </table:table-cell>
          <table:table-cell office:value-type="float" office:value="37934215.22" calcext:value-type="float">
            <text:p>37934215.22</text:p>
          </table:table-cell>
          <table:table-cell office:value-type="float" office:value="254001163.55" calcext:value-type="float">
            <text:p>254001163.55</text:p>
          </table:table-cell>
          <table:table-cell office:value-type="float" office:value="183318677.55" calcext:value-type="float">
            <text:p>183318677.55</text:p>
          </table:table-cell>
          <table:table-cell office:value-type="float" office:value="43623058.77" calcext:value-type="float">
            <text:p>4362305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7934215.33" calcext:value-type="float">
            <text:p>37934215.33</text:p>
          </table:table-cell>
          <table:table-cell office:value-type="float" office:value="16.59" calcext:value-type="float">
            <text:p>16.59</text:p>
          </table:table-cell>
          <table:table-cell office:value-type="float" office:value="11.97" calcext:value-type="float">
            <text:p>11.97</text:p>
          </table:table-cell>
          <table:table-cell office:value-type="float" office:value="2.84" calcext:value-type="float">
            <text:p>2.84</text:p>
          </table:table-cell>
          <table:table-cell office:value-type="float" office:value="1.38" calcext:value-type="float">
            <text:p>1.3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float" office:value="60159" calcext:value-type="float">
            <text:p>60159</text:p>
          </table:table-cell>
          <table:table-cell office:value-type="float" office:value="10961" calcext:value-type="float">
            <text:p>10961</text:p>
          </table:table-cell>
          <table:table-cell office:value-type="float" office:value="2837452252" calcext:value-type="float">
            <text:p>2837452252</text:p>
          </table:table-cell>
          <table:table-cell office:value-type="float" office:value="7653491653.84" calcext:value-type="float">
            <text:p>7653491653.84</text:p>
          </table:table-cell>
          <table:table-cell office:value-type="float" office:value="38175275.92" calcext:value-type="float">
            <text:p>38175275.92</text:p>
          </table:table-cell>
          <table:table-cell office:value-type="float" office:value="213902458.61" calcext:value-type="float">
            <text:p>213902458.61</text:p>
          </table:table-cell>
          <table:table-cell office:value-type="float" office:value="170944354.53" calcext:value-type="float">
            <text:p>170944354.53</text:p>
          </table:table-cell>
          <table:table-cell office:value-type="float" office:value="31973973.84" calcext:value-type="float">
            <text:p>31973973.84</text:p>
          </table:table-cell>
          <table:table-cell office:value-type="float" office:value="36.61" calcext:value-type="float">
            <text:p>36.6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8175275.23" calcext:value-type="float">
            <text:p>38175275.23</text:p>
          </table:table-cell>
          <table:table-cell office:value-type="float" office:value="15.09" calcext:value-type="float">
            <text:p>15.09</text:p>
          </table:table-cell>
          <table:table-cell office:value-type="float" office:value="12.08" calcext:value-type="float">
            <text:p>12.08</text:p>
          </table:table-cell>
          <table:table-cell office:value-type="float" office:value="2.32" calcext:value-type="float">
            <text:p>2.32</text:p>
          </table:table-cell>
          <table:table-cell office:value-type="float" office:value="1.23" calcext:value-type="float">
            <text:p>1.23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/>
          <table:table-cell office:value-type="float" office:value="60182" calcext:value-type="float">
            <text:p>60182</text:p>
          </table:table-cell>
          <table:table-cell office:value-type="float" office:value="1830" calcext:value-type="float">
            <text:p>1830</text:p>
          </table:table-cell>
          <table:table-cell office:value-type="float" office:value="3692171797" calcext:value-type="float">
            <text:p>3692171797</text:p>
          </table:table-cell>
          <table:table-cell office:value-type="float" office:value="8161689844" calcext:value-type="float">
            <text:p>8161689844</text:p>
          </table:table-cell>
          <table:table-cell office:value-type="float" office:value="34438981" calcext:value-type="float">
            <text:p>34438981</text:p>
          </table:table-cell>
          <table:table-cell office:value-type="float" office:value="228306469.5" calcext:value-type="float">
            <text:p>228306469.5</text:p>
          </table:table-cell>
          <table:table-cell office:value-type="float" office:value="175076079.5" calcext:value-type="float">
            <text:p>175076079.5</text:p>
          </table:table-cell>
          <table:table-cell office:value-type="float" office:value="38843806.5" calcext:value-type="float">
            <text:p>3884380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4438982" calcext:value-type="float">
            <text:p>34438982</text:p>
          </table:table-cell>
          <table:table-cell office:value-type="float" office:value="16.11" calcext:value-type="float">
            <text:p>16.11</text:p>
          </table:table-cell>
          <table:table-cell office:value-type="float" office:value="12.35" calcext:value-type="float">
            <text:p>12.35</text:p>
          </table:table-cell>
          <table:table-cell office:value-type="float" office:value="2.73" calcext:value-type="float">
            <text:p>2.73</text:p>
          </table:table-cell>
          <table:table-cell office:value-type="float" office:value="1.3" calcext:value-type="float">
            <text:p>1.3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mvt_STANDARD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519" calcext:value-type="float">
            <text:p>60519</text:p>
          </table:table-cell>
          <table:table-cell office:value-type="float" office:value="7445" calcext:value-type="float">
            <text:p>7445</text:p>
          </table:table-cell>
          <table:table-cell office:value-type="float" office:value="4417783574.25" calcext:value-type="float">
            <text:p>4417783574.25</text:p>
          </table:table-cell>
          <table:table-cell office:value-type="float" office:value="8033220156.87" calcext:value-type="float">
            <text:p>8033220156.87</text:p>
          </table:table-cell>
          <table:table-cell office:value-type="float" office:value="78468" calcext:value-type="float">
            <text:p>78468</text:p>
          </table:table-cell>
          <table:table-cell office:value-type="float" office:value="89466639.37" calcext:value-type="float">
            <text:p>89466639.37</text:p>
          </table:table-cell>
          <table:table-cell office:value-type="float" office:value="70794514" calcext:value-type="float">
            <text:p>70794514</text:p>
          </table:table-cell>
          <table:table-cell office:value-type="float" office:value="67632731" calcext:value-type="float">
            <text:p>67632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8468" calcext:value-type="float">
            <text:p>78468</text:p>
          </table:table-cell>
          <table:table-cell office:value-type="float" office:value="6.02" calcext:value-type="float">
            <text:p>6.02</text:p>
          </table:table-cell>
          <table:table-cell office:value-type="float" office:value="4.76" calcext:value-type="float">
            <text:p>4.76</text:p>
          </table:table-cell>
          <table:table-cell office:value-type="float" office:value="4.55" calcext:value-type="float">
            <text:p>4.5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521" calcext:value-type="float">
            <text:p>60521</text:p>
          </table:table-cell>
          <table:table-cell office:value-type="float" office:value="11159" calcext:value-type="float">
            <text:p>11159</text:p>
          </table:table-cell>
          <table:table-cell office:value-type="float" office:value="2634011207.07" calcext:value-type="float">
            <text:p>2634011207.07</text:p>
          </table:table-cell>
          <table:table-cell office:value-type="float" office:value="7254742311.92" calcext:value-type="float">
            <text:p>7254742311.92</text:p>
          </table:table-cell>
          <table:table-cell office:value-type="float" office:value="35507038.64" calcext:value-type="float">
            <text:p>35507038.64</text:p>
          </table:table-cell>
          <table:table-cell office:value-type="float" office:value="198747242.35" calcext:value-type="float">
            <text:p>198747242.35</text:p>
          </table:table-cell>
          <table:table-cell office:value-type="float" office:value="173226965.42" calcext:value-type="float">
            <text:p>173226965.42</text:p>
          </table:table-cell>
          <table:table-cell office:value-type="float" office:value="29721569.07" calcext:value-type="float">
            <text:p>29721569.07</text:p>
          </table:table-cell>
          <table:table-cell office:value-type="float" office:value="33.85" calcext:value-type="float">
            <text:p>33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35507039" calcext:value-type="float">
            <text:p>35507039</text:p>
          </table:table-cell>
          <table:table-cell office:value-type="float" office:value="13.84" calcext:value-type="float">
            <text:p>13.84</text:p>
          </table:table-cell>
          <table:table-cell office:value-type="float" office:value="12.07" calcext:value-type="float">
            <text:p>12.07</text:p>
          </table:table-cell>
          <table:table-cell office:value-type="float" office:value="2.09" calcext:value-type="float">
            <text:p>2.09</text:p>
          </table:table-cell>
          <table:table-cell office:value-type="float" office:value="1.09" calcext:value-type="float">
            <text:p>1.0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60539" calcext:value-type="float">
            <text:p>60539</text:p>
          </table:table-cell>
          <table:table-cell office:value-type="float" office:value="3015" calcext:value-type="float">
            <text:p>3015</text:p>
          </table:table-cell>
          <table:table-cell office:value-type="float" office:value="3501559935" calcext:value-type="float">
            <text:p>3501559935</text:p>
          </table:table-cell>
          <table:table-cell office:value-type="float" office:value="6356837186.75" calcext:value-type="float">
            <text:p>6356837186.75</text:p>
          </table:table-cell>
          <table:table-cell office:value-type="float" office:value="66485.75" calcext:value-type="float">
            <text:p>66485.75</text:p>
          </table:table-cell>
          <table:table-cell office:value-type="float" office:value="71075495.5" calcext:value-type="float">
            <text:p>71075495.5</text:p>
          </table:table-cell>
          <table:table-cell office:value-type="float" office:value="56144277" calcext:value-type="float">
            <text:p>56144277</text:p>
          </table:table-cell>
          <table:table-cell office:value-type="float" office:value="53632040.5" calcext:value-type="float">
            <text:p>536320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6485.75" calcext:value-type="float">
            <text:p>66485.75</text:p>
          </table:table-cell>
          <table:table-cell office:value-type="float" office:value="6.46" calcext:value-type="float">
            <text:p>6.46</text:p>
          </table:table-cell>
          <table:table-cell office:value-type="float" office:value="4.96" calcext:value-type="float">
            <text:p>4.96</text:p>
          </table:table-cell>
          <table:table-cell office:value-type="float" office:value="4.78" calcext:value-type="float">
            <text:p>4.78</text:p>
          </table:table-cell>
          <table:table-cell office:value-type="float" office:value="1.3" calcext:value-type="float">
            <text:p>1.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syr2k_STANDARD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205" calcext:value-type="float">
            <text:p>60205</text:p>
          </table:table-cell>
          <table:table-cell office:value-type="float" office:value="8932" calcext:value-type="float">
            <text:p>8932</text:p>
          </table:table-cell>
          <table:table-cell office:value-type="float" office:value="3995368737.33" calcext:value-type="float">
            <text:p>3995368737.33</text:p>
          </table:table-cell>
          <table:table-cell office:value-type="float" office:value="8837522294.11" calcext:value-type="float">
            <text:p>8837522294.11</text:p>
          </table:table-cell>
          <table:table-cell office:value-type="float" office:value="40520762" calcext:value-type="float">
            <text:p>40520762</text:p>
          </table:table-cell>
          <table:table-cell office:value-type="float" office:value="253952425.22" calcext:value-type="float">
            <text:p>253952425.22</text:p>
          </table:table-cell>
          <table:table-cell office:value-type="float" office:value="197499679" calcext:value-type="float">
            <text:p>197499679</text:p>
          </table:table-cell>
          <table:table-cell office:value-type="float" office:value="43563656.77" calcext:value-type="float">
            <text:p>4356365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40520762.66" calcext:value-type="float">
            <text:p>40520762.66</text:p>
          </table:table-cell>
          <table:table-cell office:value-type="float" office:value="16.36" calcext:value-type="float">
            <text:p>16.36</text:p>
          </table:table-cell>
          <table:table-cell office:value-type="float" office:value="12.72" calcext:value-type="float">
            <text:p>12.72</text:p>
          </table:table-cell>
          <table:table-cell office:value-type="float" office:value="2.8" calcext:value-type="float">
            <text:p>2.8</text:p>
          </table:table-cell>
          <table:table-cell office:value-type="float" office:value="1.28" calcext:value-type="float">
            <text:p>1.2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/>
          <table:table-cell office:value-type="float" office:value="60207" calcext:value-type="float">
            <text:p>60207</text:p>
          </table:table-cell>
          <table:table-cell office:value-type="float" office:value="16605" calcext:value-type="float">
            <text:p>16605</text:p>
          </table:table-cell>
          <table:table-cell office:value-type="float" office:value="14735784989.63" calcext:value-type="float">
            <text:p>14735784989.63</text:p>
          </table:table-cell>
          <table:table-cell office:value-type="float" office:value="7932827244.78" calcext:value-type="float">
            <text:p>7932827244.78</text:p>
          </table:table-cell>
          <table:table-cell office:value-type="float" office:value="2358419.73" calcext:value-type="float">
            <text:p>2358419.73</text:p>
          </table:table-cell>
          <table:table-cell office:value-type="float" office:value="322867700.15" calcext:value-type="float">
            <text:p>322867700.15</text:p>
          </table:table-cell>
          <table:table-cell office:value-type="float" office:value="292683866.05" calcext:value-type="float">
            <text:p>292683866.05</text:p>
          </table:table-cell>
          <table:table-cell office:value-type="float" office:value="59312858.42" calcext:value-type="float">
            <text:p>59312858.42</text:p>
          </table:table-cell>
          <table:table-cell office:value-type="float" office:value="44.47" calcext:value-type="float">
            <text:p>44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2358419.73" calcext:value-type="float">
            <text:p>2358419.73</text:p>
          </table:table-cell>
          <table:table-cell office:value-type="float" office:value="22.87" calcext:value-type="float">
            <text:p>22.87</text:p>
          </table:table-cell>
          <table:table-cell office:value-type="float" office:value="20.75" calcext:value-type="float">
            <text:p>20.75</text:p>
          </table:table-cell>
          <table:table-cell office:value-type="float" office:value="4.08" calcext:value-type="float">
            <text:p>4.08</text:p>
          </table:table-cell>
          <table:table-cell office:value-type="float" office:value="1.09" calcext:value-type="float">
            <text:p>1.09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/>
          <table:table-cell office:value-type="float" office:value="60225" calcext:value-type="float">
            <text:p>60225</text:p>
          </table:table-cell>
          <table:table-cell office:value-type="float" office:value="7446" calcext:value-type="float">
            <text:p>7446</text:p>
          </table:table-cell>
          <table:table-cell office:value-type="float" office:value="3808596549" calcext:value-type="float">
            <text:p>3808596549</text:p>
          </table:table-cell>
          <table:table-cell office:value-type="float" office:value="8407667579.25" calcext:value-type="float">
            <text:p>8407667579.25</text:p>
          </table:table-cell>
          <table:table-cell office:value-type="float" office:value="38306928.12" calcext:value-type="float">
            <text:p>38306928.12</text:p>
          </table:table-cell>
          <table:table-cell office:value-type="float" office:value="240265365.62" calcext:value-type="float">
            <text:p>240265365.62</text:p>
          </table:table-cell>
          <table:table-cell office:value-type="float" office:value="184519745.87" calcext:value-type="float">
            <text:p>184519745.87</text:p>
          </table:table-cell>
          <table:table-cell office:value-type="float" office:value="41361801.5" calcext:value-type="float">
            <text:p>413618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8306927" calcext:value-type="float">
            <text:p>38306927</text:p>
          </table:table-cell>
          <table:table-cell office:value-type="float" office:value="16.41" calcext:value-type="float">
            <text:p>16.41</text:p>
          </table:table-cell>
          <table:table-cell office:value-type="float" office:value="12.6" calcext:value-type="float">
            <text:p>12.6</text:p>
          </table:table-cell>
          <table:table-cell office:value-type="float" office:value="2.84" calcext:value-type="float">
            <text:p>2.84</text:p>
          </table:table-cell>
          <table:table-cell office:value-type="float" office:value="1.3" calcext:value-type="float">
            <text:p>1.3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syr2k_STANDARD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562" calcext:value-type="float">
            <text:p>60562</text:p>
          </table:table-cell>
          <table:table-cell office:value-type="float" office:value="7385" calcext:value-type="float">
            <text:p>7385</text:p>
          </table:table-cell>
          <table:table-cell office:value-type="float" office:value="4406520485.37" calcext:value-type="float">
            <text:p>4406520485.37</text:p>
          </table:table-cell>
          <table:table-cell office:value-type="float" office:value="7988815244.5" calcext:value-type="float">
            <text:p>7988815244.5</text:p>
          </table:table-cell>
          <table:table-cell office:value-type="float" office:value="77846.62" calcext:value-type="float">
            <text:p>77846.62</text:p>
          </table:table-cell>
          <table:table-cell office:value-type="float" office:value="89575297.62" calcext:value-type="float">
            <text:p>89575297.62</text:p>
          </table:table-cell>
          <table:table-cell office:value-type="float" office:value="70950260.37" calcext:value-type="float">
            <text:p>70950260.37</text:p>
          </table:table-cell>
          <table:table-cell office:value-type="float" office:value="67440068.37" calcext:value-type="float">
            <text:p>6744006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7846.62" calcext:value-type="float">
            <text:p>77846.62</text:p>
          </table:table-cell>
          <table:table-cell office:value-type="float" office:value="6.1" calcext:value-type="float">
            <text:p>6.1</text:p>
          </table:table-cell>
          <table:table-cell office:value-type="float" office:value="4.82" calcext:value-type="float">
            <text:p>4.82</text:p>
          </table:table-cell>
          <table:table-cell office:value-type="float" office:value="4.58" calcext:value-type="float">
            <text:p>4.58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564" calcext:value-type="float">
            <text:p>60564</text:p>
          </table:table-cell>
          <table:table-cell office:value-type="float" office:value="16234" calcext:value-type="float">
            <text:p>16234</text:p>
          </table:table-cell>
          <table:table-cell office:value-type="float" office:value="13331178486" calcext:value-type="float">
            <text:p>13331178486</text:p>
          </table:table-cell>
          <table:table-cell office:value-type="float" office:value="7055222840.33" calcext:value-type="float">
            <text:p>7055222840.33</text:p>
          </table:table-cell>
          <table:table-cell office:value-type="float" office:value="2207425.57" calcext:value-type="float">
            <text:p>2207425.57</text:p>
          </table:table-cell>
          <table:table-cell office:value-type="float" office:value="291995528.9" calcext:value-type="float">
            <text:p>291995528.9</text:p>
          </table:table-cell>
          <table:table-cell office:value-type="float" office:value="264459602.95" calcext:value-type="float">
            <text:p>264459602.95</text:p>
          </table:table-cell>
          <table:table-cell office:value-type="float" office:value="56008488.71" calcext:value-type="float">
            <text:p>56008488.71</text:p>
          </table:table-cell>
          <table:table-cell office:value-type="float" office:value="38.66" calcext:value-type="float">
            <text:p>38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7425.57" calcext:value-type="float">
            <text:p>2207425.57</text:p>
          </table:table-cell>
          <table:table-cell office:value-type="float" office:value="21.58" calcext:value-type="float">
            <text:p>21.58</text:p>
          </table:table-cell>
          <table:table-cell office:value-type="float" office:value="19.57" calcext:value-type="float">
            <text:p>19.57</text:p>
          </table:table-cell>
          <table:table-cell office:value-type="float" office:value="3.95" calcext:value-type="float">
            <text:p>3.95</text:p>
          </table:table-cell>
          <table:table-cell office:value-type="float" office:value="0.99" calcext:value-type="float">
            <text:p>0.99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/>
          <table:table-cell office:value-type="float" office:value="60582" calcext:value-type="float">
            <text:p>60582</text:p>
          </table:table-cell>
          <table:table-cell office:value-type="float" office:value="7363" calcext:value-type="float">
            <text:p>7363</text:p>
          </table:table-cell>
          <table:table-cell office:value-type="float" office:value="4407410281.62" calcext:value-type="float">
            <text:p>4407410281.62</text:p>
          </table:table-cell>
          <table:table-cell office:value-type="float" office:value="7989932839.25" calcext:value-type="float">
            <text:p>7989932839.25</text:p>
          </table:table-cell>
          <table:table-cell office:value-type="float" office:value="77606.87" calcext:value-type="float">
            <text:p>77606.87</text:p>
          </table:table-cell>
          <table:table-cell office:value-type="float" office:value="89572143.5" calcext:value-type="float">
            <text:p>89572143.5</text:p>
          </table:table-cell>
          <table:table-cell office:value-type="float" office:value="70920819.25" calcext:value-type="float">
            <text:p>70920819.25</text:p>
          </table:table-cell>
          <table:table-cell office:value-type="float" office:value="67438139.62" calcext:value-type="float">
            <text:p>6743813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7606.87" calcext:value-type="float">
            <text:p>77606.87</text:p>
          </table:table-cell>
          <table:table-cell office:value-type="float" office:value="6.13" calcext:value-type="float">
            <text:p>6.13</text:p>
          </table:table-cell>
          <table:table-cell office:value-type="float" office:value="4.84" calcext:value-type="float">
            <text:p>4.84</text:p>
          </table:table-cell>
          <table:table-cell office:value-type="float" office:value="4.61" calcext:value-type="float">
            <text:p>4.6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597" calcext:value-type="float">
            <text:p>60597</text:p>
          </table:table-cell>
          <table:table-cell office:value-type="float" office:value="5" calcext:value-type="float">
            <text:p>5</text:p>
          </table:table-cell>
          <table:table-cell office:value-type="float" office:value="70508" calcext:value-type="float">
            <text:p>70508</text:p>
          </table:table-cell>
          <table:table-cell office:value-type="float" office:value="177926" calcext:value-type="float">
            <text:p>177926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2k_STANDARD_mv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826" calcext:value-type="float">
            <text:p>61826</text:p>
          </table:table-cell>
          <table:table-cell office:value-type="float" office:value="11066" calcext:value-type="float">
            <text:p>11066</text:p>
          </table:table-cell>
          <table:table-cell office:value-type="float" office:value="3351824448.27" calcext:value-type="float">
            <text:p>3351824448.27</text:p>
          </table:table-cell>
          <table:table-cell office:value-type="float" office:value="8984151703.27" calcext:value-type="float">
            <text:p>8984151703.27</text:p>
          </table:table-cell>
          <table:table-cell office:value-type="float" office:value="47242356.36" calcext:value-type="float">
            <text:p>47242356.36</text:p>
          </table:table-cell>
          <table:table-cell office:value-type="float" office:value="252842379.9" calcext:value-type="float">
            <text:p>252842379.9</text:p>
          </table:table-cell>
          <table:table-cell office:value-type="float" office:value="211551320.81" calcext:value-type="float">
            <text:p>211551320.81</text:p>
          </table:table-cell>
          <table:table-cell office:value-type="float" office:value="37823947.81" calcext:value-type="float">
            <text:p>3782394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7242356" calcext:value-type="float">
            <text:p>47242356</text:p>
          </table:table-cell>
          <table:table-cell office:value-type="float" office:value="16.09" calcext:value-type="float">
            <text:p>16.09</text:p>
          </table:table-cell>
          <table:table-cell office:value-type="float" office:value="13.46" calcext:value-type="float">
            <text:p>13.46</text:p>
          </table:table-cell>
          <table:table-cell office:value-type="float" office:value="2.4" calcext:value-type="float">
            <text:p>2.4</text:p>
          </table:table-cell>
          <table:table-cell office:value-type="float" office:value="1.19" calcext:value-type="float">
            <text:p>1.1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/>
          <table:table-cell office:value-type="float" office:value="61828" calcext:value-type="float">
            <text:p>61828</text:p>
          </table:table-cell>
          <table:table-cell office:value-type="float" office:value="15999" calcext:value-type="float">
            <text:p>15999</text:p>
          </table:table-cell>
          <table:table-cell office:value-type="float" office:value="15555278619.44" calcext:value-type="float">
            <text:p>15555278619.44</text:p>
          </table:table-cell>
          <table:table-cell office:value-type="float" office:value="8076504935.22" calcext:value-type="float">
            <text:p>8076504935.22</text:p>
          </table:table-cell>
          <table:table-cell office:value-type="float" office:value="2542243.38" calcext:value-type="float">
            <text:p>2542243.38</text:p>
          </table:table-cell>
          <table:table-cell office:value-type="float" office:value="340377977.38" calcext:value-type="float">
            <text:p>340377977.38</text:p>
          </table:table-cell>
          <table:table-cell office:value-type="float" office:value="308425771.94" calcext:value-type="float">
            <text:p>308425771.94</text:p>
          </table:table-cell>
          <table:table-cell office:value-type="float" office:value="62897936.27" calcext:value-type="float">
            <text:p>62897936.27</text:p>
          </table:table-cell>
          <table:table-cell office:value-type="float" office:value="45.77" calcext:value-type="float">
            <text:p>45.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2542243.38" calcext:value-type="float">
            <text:p>2542243.38</text:p>
          </table:table-cell>
          <table:table-cell office:value-type="float" office:value="23.61" calcext:value-type="float">
            <text:p>23.61</text:p>
          </table:table-cell>
          <table:table-cell office:value-type="float" office:value="21.42" calcext:value-type="float">
            <text:p>21.42</text:p>
          </table:table-cell>
          <table:table-cell office:value-type="float" office:value="4.21" calcext:value-type="float">
            <text:p>4.21</text:p>
          </table:table-cell>
          <table:table-cell office:value-type="float" office:value="1.09" calcext:value-type="float">
            <text:p>1.09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/>
          <table:table-cell office:value-type="float" office:value="61846" calcext:value-type="float">
            <text:p>61846</text:p>
          </table:table-cell>
          <table:table-cell office:value-type="float" office:value="4818" calcext:value-type="float">
            <text:p>4818</text:p>
          </table:table-cell>
          <table:table-cell office:value-type="float" office:value="3308340832" calcext:value-type="float">
            <text:p>3308340832</text:p>
          </table:table-cell>
          <table:table-cell office:value-type="float" office:value="8685268122.6" calcext:value-type="float">
            <text:p>8685268122.6</text:p>
          </table:table-cell>
          <table:table-cell office:value-type="float" office:value="46072882" calcext:value-type="float">
            <text:p>46072882</text:p>
          </table:table-cell>
          <table:table-cell office:value-type="float" office:value="246407878.2" calcext:value-type="float">
            <text:p>246407878.2</text:p>
          </table:table-cell>
          <table:table-cell office:value-type="float" office:value="191954341.8" calcext:value-type="float">
            <text:p>191954341.8</text:p>
          </table:table-cell>
          <table:table-cell office:value-type="float" office:value="36869894.8" calcext:value-type="float">
            <text:p>3686989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6072883.2" calcext:value-type="float">
            <text:p>46072883.2</text:p>
          </table:table-cell>
          <table:table-cell office:value-type="float" office:value="16.36" calcext:value-type="float">
            <text:p>16.36</text:p>
          </table:table-cell>
          <table:table-cell office:value-type="float" office:value="12.75" calcext:value-type="float">
            <text:p>12.75</text:p>
          </table:table-cell>
          <table:table-cell office:value-type="float" office:value="2.44" calcext:value-type="float">
            <text:p>2.44</text:p>
          </table:table-cell>
          <table:table-cell office:value-type="float" office:value="1.28" calcext:value-type="float">
            <text:p>1.28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trisolv_STANDARD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291" calcext:value-type="float">
            <text:p>60291</text:p>
          </table:table-cell>
          <table:table-cell office:value-type="float" office:value="8838" calcext:value-type="float">
            <text:p>8838</text:p>
          </table:table-cell>
          <table:table-cell office:value-type="float" office:value="3276674309.9" calcext:value-type="float">
            <text:p>3276674309.9</text:p>
          </table:table-cell>
          <table:table-cell office:value-type="float" office:value="7175873564.63" calcext:value-type="float">
            <text:p>7175873564.63</text:p>
          </table:table-cell>
          <table:table-cell office:value-type="float" office:value="30345775.09" calcext:value-type="float">
            <text:p>30345775.09</text:p>
          </table:table-cell>
          <table:table-cell office:value-type="float" office:value="207813828.18" calcext:value-type="float">
            <text:p>207813828.18</text:p>
          </table:table-cell>
          <table:table-cell office:value-type="float" office:value="150228587.27" calcext:value-type="float">
            <text:p>150228587.27</text:p>
          </table:table-cell>
          <table:table-cell office:value-type="float" office:value="35670382" calcext:value-type="float">
            <text:p>35670382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30345774.63" calcext:value-type="float">
            <text:p>30345774.63</text:p>
          </table:table-cell>
          <table:table-cell office:value-type="float" office:value="15.82" calcext:value-type="float">
            <text:p>15.82</text:p>
          </table:table-cell>
          <table:table-cell office:value-type="float" office:value="11.38" calcext:value-type="float">
            <text:p>11.38</text:p>
          </table:table-cell>
          <table:table-cell office:value-type="float" office:value="2.73" calcext:value-type="float">
            <text:p>2.73</text:p>
          </table:table-cell>
          <table:table-cell office:value-type="float" office:value="1.43" calcext:value-type="float">
            <text:p>1.4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float" office:value="60293" calcext:value-type="float">
            <text:p>60293</text:p>
          </table:table-cell>
          <table:table-cell office:value-type="float" office:value="8041" calcext:value-type="float">
            <text:p>8041</text:p>
          </table:table-cell>
          <table:table-cell office:value-type="float" office:value="4046189657.87" calcext:value-type="float">
            <text:p>4046189657.87</text:p>
          </table:table-cell>
          <table:table-cell office:value-type="float" office:value="8758044555.12" calcext:value-type="float">
            <text:p>8758044555.12</text:p>
          </table:table-cell>
          <table:table-cell office:value-type="float" office:value="50850.62" calcext:value-type="float">
            <text:p>50850.62</text:p>
          </table:table-cell>
          <table:table-cell office:value-type="float" office:value="44804845.5" calcext:value-type="float">
            <text:p>44804845.5</text:p>
          </table:table-cell>
          <table:table-cell office:value-type="float" office:value="40869105.62" calcext:value-type="float">
            <text:p>40869105.62</text:p>
          </table:table-cell>
          <table:table-cell office:value-type="float" office:value="33802497.62" calcext:value-type="float">
            <text:p>33802497.62</text:p>
          </table:table-cell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0850.62" calcext:value-type="float">
            <text:p>50850.62</text:p>
          </table:table-cell>
          <table:table-cell office:value-type="float" office:value="2.85" calcext:value-type="float">
            <text:p>2.85</text:p>
          </table:table-cell>
          <table:table-cell office:value-type="float" office:value="2.6" calcext:value-type="float">
            <text:p>2.6</text:p>
          </table:table-cell>
          <table:table-cell office:value-type="float" office:value="2.15" calcext:value-type="float">
            <text:p>2.15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0311" calcext:value-type="float">
            <text:p>60311</text:p>
          </table:table-cell>
          <table:table-cell office:value-type="float" office:value="680" calcext:value-type="float">
            <text:p>680</text:p>
          </table:table-cell>
          <table:table-cell office:value-type="float" office:value="2262303278" calcext:value-type="float">
            <text:p>2262303278</text:p>
          </table:table-cell>
          <table:table-cell office:value-type="float" office:value="4949758247" calcext:value-type="float">
            <text:p>4949758247</text:p>
          </table:table-cell>
          <table:table-cell office:value-type="float" office:value="26954" calcext:value-type="float">
            <text:p>26954</text:p>
          </table:table-cell>
          <table:table-cell office:value-type="float" office:value="24570225" calcext:value-type="float">
            <text:p>24570225</text:p>
          </table:table-cell>
          <table:table-cell office:value-type="float" office:value="22418668" calcext:value-type="float">
            <text:p>22418668</text:p>
          </table:table-cell>
          <table:table-cell office:value-type="float" office:value="18699817" calcext:value-type="float">
            <text:p>1869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26954" calcext:value-type="float">
            <text:p>26954</text:p>
          </table:table-cell>
          <table:table-cell office:value-type="float" office:value="2.31" calcext:value-type="float">
            <text:p>2.31</text:p>
          </table:table-cell>
          <table:table-cell office:value-type="float" office:value="2.1" calcext:value-type="float">
            <text:p>2.1</text:p>
          </table:table-cell>
          <table:table-cell office:value-type="float" office:value="1.75" calcext:value-type="float">
            <text:p>1.7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665" calcext:value-type="float">
            <text:p>60665</text:p>
          </table:table-cell>
          <table:table-cell office:value-type="float" office:value="7397" calcext:value-type="float">
            <text:p>7397</text:p>
          </table:table-cell>
          <table:table-cell office:value-type="float" office:value="4412237938" calcext:value-type="float">
            <text:p>4412237938</text:p>
          </table:table-cell>
          <table:table-cell office:value-type="float" office:value="8025196593.5" calcext:value-type="float">
            <text:p>8025196593.5</text:p>
          </table:table-cell>
          <table:table-cell office:value-type="float" office:value="68492.12" calcext:value-type="float">
            <text:p>68492.12</text:p>
          </table:table-cell>
          <table:table-cell office:value-type="float" office:value="89530867.75" calcext:value-type="float">
            <text:p>89530867.75</text:p>
          </table:table-cell>
          <table:table-cell office:value-type="float" office:value="70849161.25" calcext:value-type="float">
            <text:p>70849161.25</text:p>
          </table:table-cell>
          <table:table-cell office:value-type="float" office:value="67538050" calcext:value-type="float">
            <text:p>67538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8492.12" calcext:value-type="float">
            <text:p>68492.12</text:p>
          </table:table-cell>
          <table:table-cell office:value-type="float" office:value="6.09" calcext:value-type="float">
            <text:p>6.09</text:p>
          </table:table-cell>
          <table:table-cell office:value-type="float" office:value="4.81" calcext:value-type="float">
            <text:p>4.81</text:p>
          </table:table-cell>
          <table:table-cell office:value-type="float" office:value="4.59" calcext:value-type="float">
            <text:p>4.5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667" calcext:value-type="float">
            <text:p>60667</text:p>
          </table:table-cell>
          <table:table-cell office:value-type="float" office:value="7961" calcext:value-type="float">
            <text:p>7961</text:p>
          </table:table-cell>
          <table:table-cell office:value-type="float" office:value="3596544724.33" calcext:value-type="float">
            <text:p>3596544724.33</text:p>
          </table:table-cell>
          <table:table-cell office:value-type="float" office:value="7877010423" calcext:value-type="float">
            <text:p>7877010423</text:p>
          </table:table-cell>
          <table:table-cell office:value-type="float" office:value="44032.55" calcext:value-type="float">
            <text:p>44032.55</text:p>
          </table:table-cell>
          <table:table-cell office:value-type="float" office:value="39920807.55" calcext:value-type="float">
            <text:p>39920807.55</text:p>
          </table:table-cell>
          <table:table-cell office:value-type="float" office:value="36465974" calcext:value-type="float">
            <text:p>36465974</text:p>
          </table:table-cell>
          <table:table-cell office:value-type="float" office:value="30060427.44" calcext:value-type="float">
            <text:p>30060427.44</text:p>
          </table:table-cell>
          <table:table-cell office:value-type="float" office:value="36.44" calcext:value-type="float">
            <text:p>36.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44032.55" calcext:value-type="float">
            <text:p>44032.55</text:p>
          </table:table-cell>
          <table:table-cell office:value-type="float" office:value="2.91" calcext:value-type="float">
            <text:p>2.91</text:p>
          </table:table-cell>
          <table:table-cell office:value-type="float" office:value="2.66" calcext:value-type="float">
            <text:p>2.66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60685" calcext:value-type="float">
            <text:p>60685</text:p>
          </table:table-cell>
          <table:table-cell office:value-type="float" office:value="1004" calcext:value-type="float">
            <text:p>1004</text:p>
          </table:table-cell>
          <table:table-cell office:value-type="float" office:value="4459792824" calcext:value-type="float">
            <text:p>4459792824</text:p>
          </table:table-cell>
          <table:table-cell office:value-type="float" office:value="7982055333" calcext:value-type="float">
            <text:p>7982055333</text:p>
          </table:table-cell>
          <table:table-cell office:value-type="float" office:value="151107" calcext:value-type="float">
            <text:p>151107</text:p>
          </table:table-cell>
          <table:table-cell office:value-type="float" office:value="90996608" calcext:value-type="float">
            <text:p>90996608</text:p>
          </table:table-cell>
          <table:table-cell office:value-type="float" office:value="71761167" calcext:value-type="float">
            <text:p>71761167</text:p>
          </table:table-cell>
          <table:table-cell office:value-type="float" office:value="68253870" calcext:value-type="float">
            <text:p>682538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151107" calcext:value-type="float">
            <text:p>151107</text:p>
          </table:table-cell>
          <table:table-cell office:value-type="float" office:value="5.8" calcext:value-type="float">
            <text:p>5.8</text:p>
          </table:table-cell>
          <table:table-cell office:value-type="float" office:value="4.57" calcext:value-type="float">
            <text:p>4.57</text:p>
          </table:table-cell>
          <table:table-cell office:value-type="float" office:value="4.35" calcext:value-type="float">
            <text:p>4.35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risolv_STANDARD_mv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918" calcext:value-type="float">
            <text:p>61918</text:p>
          </table:table-cell>
          <table:table-cell office:value-type="float" office:value="11202" calcext:value-type="float">
            <text:p>11202</text:p>
          </table:table-cell>
          <table:table-cell office:value-type="float" office:value="2648399957.64" calcext:value-type="float">
            <text:p>2648399957.64</text:p>
          </table:table-cell>
          <table:table-cell office:value-type="float" office:value="7067371705.14" calcext:value-type="float">
            <text:p>7067371705.14</text:p>
          </table:table-cell>
          <table:table-cell office:value-type="float" office:value="34582124.78" calcext:value-type="float">
            <text:p>34582124.78</text:p>
          </table:table-cell>
          <table:table-cell office:value-type="float" office:value="198633160.64" calcext:value-type="float">
            <text:p>198633160.64</text:p>
          </table:table-cell>
          <table:table-cell office:value-type="float" office:value="165293681.57" calcext:value-type="float">
            <text:p>165293681.57</text:p>
          </table:table-cell>
          <table:table-cell office:value-type="float" office:value="29677680.78" calcext:value-type="float">
            <text:p>29677680.78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4582124.64" calcext:value-type="float">
            <text:p>34582124.64</text:p>
          </table:table-cell>
          <table:table-cell office:value-type="float" office:value="15.6" calcext:value-type="float">
            <text:p>15.6</text:p>
          </table:table-cell>
          <table:table-cell office:value-type="float" office:value="12.97" calcext:value-type="float">
            <text:p>12.97</text:p>
          </table:table-cell>
          <table:table-cell office:value-type="float" office:value="2.25" calcext:value-type="float">
            <text:p>2.25</text:p>
          </table:table-cell>
          <table:table-cell office:value-type="float" office:value="1.12" calcext:value-type="float">
            <text:p>1.1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float" office:value="61920" calcext:value-type="float">
            <text:p>61920</text:p>
          </table:table-cell>
          <table:table-cell office:value-type="float" office:value="7956" calcext:value-type="float">
            <text:p>7956</text:p>
          </table:table-cell>
          <table:table-cell office:value-type="float" office:value="4043075477.62" calcext:value-type="float">
            <text:p>4043075477.62</text:p>
          </table:table-cell>
          <table:table-cell office:value-type="float" office:value="8736798017.12" calcext:value-type="float">
            <text:p>8736798017.12</text:p>
          </table:table-cell>
          <table:table-cell office:value-type="float" office:value="53319.12" calcext:value-type="float">
            <text:p>53319.12</text:p>
          </table:table-cell>
          <table:table-cell office:value-type="float" office:value="44729944.5" calcext:value-type="float">
            <text:p>44729944.5</text:p>
          </table:table-cell>
          <table:table-cell office:value-type="float" office:value="40757340.75" calcext:value-type="float">
            <text:p>40757340.75</text:p>
          </table:table-cell>
          <table:table-cell office:value-type="float" office:value="33827925.87" calcext:value-type="float">
            <text:p>33827925.87</text:p>
          </table:table-cell>
          <table:table-cell office:value-type="float" office:value="42.25" calcext:value-type="float">
            <text:p>42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3319.12" calcext:value-type="float">
            <text:p>53319.12</text:p>
          </table:table-cell>
          <table:table-cell office:value-type="float" office:value="2.87" calcext:value-type="float">
            <text:p>2.87</text:p>
          </table:table-cell>
          <table:table-cell office:value-type="float" office:value="2.62" calcext:value-type="float">
            <text:p>2.62</text:p>
          </table:table-cell>
          <table:table-cell office:value-type="float" office:value="2.17" calcext:value-type="float">
            <text:p>2.17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1938" calcext:value-type="float">
            <text:p>61938</text:p>
          </table:table-cell>
          <table:table-cell office:value-type="float" office:value="3095" calcext:value-type="float">
            <text:p>3095</text:p>
          </table:table-cell>
          <table:table-cell office:value-type="float" office:value="3070631346.75" calcext:value-type="float">
            <text:p>3070631346.75</text:p>
          </table:table-cell>
          <table:table-cell office:value-type="float" office:value="6641965469.5" calcext:value-type="float">
            <text:p>6641965469.5</text:p>
          </table:table-cell>
          <table:table-cell office:value-type="float" office:value="27387.75" calcext:value-type="float">
            <text:p>27387.75</text:p>
          </table:table-cell>
          <table:table-cell office:value-type="float" office:value="33873345.25" calcext:value-type="float">
            <text:p>33873345.25</text:p>
          </table:table-cell>
          <table:table-cell office:value-type="float" office:value="30906428" calcext:value-type="float">
            <text:p>30906428</text:p>
          </table:table-cell>
          <table:table-cell office:value-type="float" office:value="25666750.75" calcext:value-type="float">
            <text:p>25666750.75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27387.75" calcext:value-type="float">
            <text:p>27387.75</text:p>
          </table:table-cell>
          <table:table-cell office:value-type="float" office:value="2.83" calcext:value-type="float">
            <text:p>2.83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isolv_STANDARD_syr2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971" calcext:value-type="float">
            <text:p>62971</text:p>
          </table:table-cell>
          <table:table-cell office:value-type="float" office:value="16135" calcext:value-type="float">
            <text:p>16135</text:p>
          </table:table-cell>
          <table:table-cell office:value-type="float" office:value="14743716452.47" calcext:value-type="float">
            <text:p>14743716452.47</text:p>
          </table:table-cell>
          <table:table-cell office:value-type="float" office:value="7631993480.31" calcext:value-type="float">
            <text:p>7631993480.31</text:p>
          </table:table-cell>
          <table:table-cell office:value-type="float" office:value="2406333.05" calcext:value-type="float">
            <text:p>2406333.05</text:p>
          </table:table-cell>
          <table:table-cell office:value-type="float" office:value="321413083.47" calcext:value-type="float">
            <text:p>321413083.47</text:p>
          </table:table-cell>
          <table:table-cell office:value-type="float" office:value="292571378.26" calcext:value-type="float">
            <text:p>292571378.26</text:p>
          </table:table-cell>
          <table:table-cell office:value-type="float" office:value="57977553.68" calcext:value-type="float">
            <text:p>57977553.68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6333.05" calcext:value-type="float">
            <text:p>2406333.05</text:p>
          </table:table-cell>
          <table:table-cell office:value-type="float" office:value="21.84" calcext:value-type="float">
            <text:p>21.84</text:p>
          </table:table-cell>
          <table:table-cell office:value-type="float" office:value="19.89" calcext:value-type="float">
            <text:p>19.89</text:p>
          </table:table-cell>
          <table:table-cell office:value-type="float" office:value="3.85" calcext:value-type="float">
            <text:p>3.85</text:p>
          </table:table-cell>
          <table:table-cell office:value-type="float" office:value="1.04" calcext:value-type="float">
            <text:p>1.04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/>
          <table:table-cell office:value-type="float" office:value="62973" calcext:value-type="float">
            <text:p>62973</text:p>
          </table:table-cell>
          <table:table-cell office:value-type="float" office:value="15155" calcext:value-type="float">
            <text:p>15155</text:p>
          </table:table-cell>
          <table:table-cell office:value-type="float" office:value="5556578164.66" calcext:value-type="float">
            <text:p>5556578164.66</text:p>
          </table:table-cell>
          <table:table-cell office:value-type="float" office:value="8763588947.22" calcext:value-type="float">
            <text:p>8763588947.22</text:p>
          </table:table-cell>
          <table:table-cell office:value-type="float" office:value="374858" calcext:value-type="float">
            <text:p>374858</text:p>
          </table:table-cell>
          <table:table-cell office:value-type="float" office:value="82684396" calcext:value-type="float">
            <text:p>82684396</text:p>
          </table:table-cell>
          <table:table-cell office:value-type="float" office:value="75296378.55" calcext:value-type="float">
            <text:p>75296378.55</text:p>
          </table:table-cell>
          <table:table-cell office:value-type="float" office:value="37829469.11" calcext:value-type="float">
            <text:p>37829469.11</text:p>
          </table:table-cell>
          <table:table-cell office:value-type="float" office:value="44.55" calcext:value-type="float">
            <text:p>44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374858" calcext:value-type="float">
            <text:p>374858</text:p>
          </table:table-cell>
          <table:table-cell office:value-type="float" office:value="5.28" calcext:value-type="float">
            <text:p>5.28</text:p>
          </table:table-cell>
          <table:table-cell office:value-type="float" office:value="4.81" calcext:value-type="float">
            <text:p>4.81</text:p>
          </table:table-cell>
          <table:table-cell office:value-type="float" office:value="2.42" calcext:value-type="float">
            <text:p>2.42</text:p>
          </table:table-cell>
          <table:table-cell office:value-type="float" office:value="1.09" calcext:value-type="float">
            <text:p>1.0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/>
          <table:table-cell office:value-type="float" office:value="62991" calcext:value-type="float">
            <text:p>62991</text:p>
          </table:table-cell>
          <table:table-cell office:value-type="float" office:value="7994" calcext:value-type="float">
            <text:p>7994</text:p>
          </table:table-cell>
          <table:table-cell office:value-type="float" office:value="4042223544.25" calcext:value-type="float">
            <text:p>4042223544.25</text:p>
          </table:table-cell>
          <table:table-cell office:value-type="float" office:value="8710934373.62" calcext:value-type="float">
            <text:p>8710934373.62</text:p>
          </table:table-cell>
          <table:table-cell office:value-type="float" office:value="51113.37" calcext:value-type="float">
            <text:p>51113.37</text:p>
          </table:table-cell>
          <table:table-cell office:value-type="float" office:value="44774111.37" calcext:value-type="float">
            <text:p>44774111.37</text:p>
          </table:table-cell>
          <table:table-cell office:value-type="float" office:value="40754187.25" calcext:value-type="float">
            <text:p>40754187.25</text:p>
          </table:table-cell>
          <table:table-cell office:value-type="float" office:value="33890944.62" calcext:value-type="float">
            <text:p>33890944.6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1113.37" calcext:value-type="float">
            <text:p>51113.37</text:p>
          </table:table-cell>
          <table:table-cell office:value-type="float" office:value="2.86" calcext:value-type="float">
            <text:p>2.86</text:p>
          </table:table-cell>
          <table:table-cell office:value-type="float" office:value="2.6" calcext:value-type="float">
            <text:p>2.6</text:p>
          </table:table-cell>
          <table:table-cell office:value-type="float" office:value="2.17" calcext:value-type="float">
            <text:p>2.17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2996" calcext:value-type="float">
            <text:p>62996</text:p>
          </table:table-cell>
          <table:table-cell office:value-type="float" office:value="1003" calcext:value-type="float">
            <text:p>1003</text:p>
          </table:table-cell>
          <table:table-cell office:value-type="float" office:value="3819963015" calcext:value-type="float">
            <text:p>3819963015</text:p>
          </table:table-cell>
          <table:table-cell office:value-type="float" office:value="8191059943" calcext:value-type="float">
            <text:p>8191059943</text:p>
          </table:table-cell>
          <table:table-cell office:value-type="float" office:value="110753" calcext:value-type="float">
            <text:p>110753</text:p>
          </table:table-cell>
          <table:table-cell office:value-type="float" office:value="42790766" calcext:value-type="float">
            <text:p>42790766</text:p>
          </table:table-cell>
          <table:table-cell office:value-type="float" office:value="38785730" calcext:value-type="float">
            <text:p>38785730</text:p>
          </table:table-cell>
          <table:table-cell office:value-type="float" office:value="32261260" calcext:value-type="float">
            <text:p>322612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10753" calcext:value-type="float">
            <text:p>110753</text:p>
          </table:table-cell>
          <table:table-cell office:value-type="float" office:value="2.73" calcext:value-type="float">
            <text:p>2.73</text:p>
          </table:table-cell>
          <table:table-cell office:value-type="float" office:value="2.47" calcext:value-type="float">
            <text:p>2.47</text:p>
          </table:table-cell>
          <table:table-cell office:value-type="float" office:value="2.05" calcext:value-type="float">
            <text:p>2.0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rmm_STANDARD_gemver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334" calcext:value-type="float">
            <text:p>60334</text:p>
          </table:table-cell>
          <table:table-cell office:value-type="float" office:value="8846" calcext:value-type="float">
            <text:p>8846</text:p>
          </table:table-cell>
          <table:table-cell office:value-type="float" office:value="3997025106.44" calcext:value-type="float">
            <text:p>3997025106.44</text:p>
          </table:table-cell>
          <table:table-cell office:value-type="float" office:value="8809382311.33" calcext:value-type="float">
            <text:p>8809382311.33</text:p>
          </table:table-cell>
          <table:table-cell office:value-type="float" office:value="38857554.11" calcext:value-type="float">
            <text:p>38857554.11</text:p>
          </table:table-cell>
          <table:table-cell office:value-type="float" office:value="254005330.77" calcext:value-type="float">
            <text:p>254005330.77</text:p>
          </table:table-cell>
          <table:table-cell office:value-type="float" office:value="201956256.44" calcext:value-type="float">
            <text:p>201956256.44</text:p>
          </table:table-cell>
          <table:table-cell office:value-type="float" office:value="43560897.22" calcext:value-type="float">
            <text:p>43560897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8857554.66" calcext:value-type="float">
            <text:p>38857554.66</text:p>
          </table:table-cell>
          <table:table-cell office:value-type="float" office:value="16.5" calcext:value-type="float">
            <text:p>16.5</text:p>
          </table:table-cell>
          <table:table-cell office:value-type="float" office:value="13.12" calcext:value-type="float">
            <text:p>13.12</text:p>
          </table:table-cell>
          <table:table-cell office:value-type="float" office:value="2.83" calcext:value-type="float">
            <text:p>2.83</text:p>
          </table:table-cell>
          <table:table-cell office:value-type="float" office:value="1.25" calcext:value-type="float">
            <text:p>1.25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/>
          <table:table-cell office:value-type="float" office:value="60336" calcext:value-type="float">
            <text:p>60336</text:p>
          </table:table-cell>
          <table:table-cell office:value-type="float" office:value="14987" calcext:value-type="float">
            <text:p>14987</text:p>
          </table:table-cell>
          <table:table-cell office:value-type="float" office:value="17880395839.41" calcext:value-type="float">
            <text:p>17880395839.41</text:p>
          </table:table-cell>
          <table:table-cell office:value-type="float" office:value="7998247803.05" calcext:value-type="float">
            <text:p>7998247803.05</text:p>
          </table:table-cell>
          <table:table-cell office:value-type="float" office:value="5978567.05" calcext:value-type="float">
            <text:p>5978567.05</text:p>
          </table:table-cell>
          <table:table-cell office:value-type="float" office:value="289616292.7" calcext:value-type="float">
            <text:p>289616292.7</text:p>
          </table:table-cell>
          <table:table-cell office:value-type="float" office:value="350431010.17" calcext:value-type="float">
            <text:p>350431010.17</text:p>
          </table:table-cell>
          <table:table-cell office:value-type="float" office:value="10273762.7" calcext:value-type="float">
            <text:p>10273762.7</text:p>
          </table:table-cell>
          <table:table-cell office:value-type="float" office:value="42.64" calcext:value-type="float">
            <text:p>42.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5978567.05" calcext:value-type="float">
            <text:p>5978567.05</text:p>
          </table:table-cell>
          <table:table-cell office:value-type="float" office:value="20.35" calcext:value-type="float">
            <text:p>20.35</text:p>
          </table:table-cell>
          <table:table-cell office:value-type="float" office:value="24.61" calcext:value-type="float">
            <text:p>24.61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80.87" calcext:value-type="float">
            <text:p>80.87</text:p>
          </table:table-cell>
        </table:table-row>
        <table:table-row table:style-name="ro1">
          <table:table-cell/>
          <table:table-cell office:value-type="float" office:value="60354" calcext:value-type="float">
            <text:p>60354</text:p>
          </table:table-cell>
          <table:table-cell office:value-type="float" office:value="5858" calcext:value-type="float">
            <text:p>5858</text:p>
          </table:table-cell>
          <table:table-cell office:value-type="float" office:value="3988411559.66" calcext:value-type="float">
            <text:p>3988411559.66</text:p>
          </table:table-cell>
          <table:table-cell office:value-type="float" office:value="8842835999.16" calcext:value-type="float">
            <text:p>8842835999.16</text:p>
          </table:table-cell>
          <table:table-cell office:value-type="float" office:value="38540440.16" calcext:value-type="float">
            <text:p>38540440.16</text:p>
          </table:table-cell>
          <table:table-cell office:value-type="float" office:value="251679254" calcext:value-type="float">
            <text:p>251679254</text:p>
          </table:table-cell>
          <table:table-cell office:value-type="float" office:value="204198410.5" calcext:value-type="float">
            <text:p>204198410.5</text:p>
          </table:table-cell>
          <table:table-cell office:value-type="float" office:value="43209949" calcext:value-type="float">
            <text:p>4320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38540439.33" calcext:value-type="float">
            <text:p>38540439.33</text:p>
          </table:table-cell>
          <table:table-cell office:value-type="float" office:value="16.51" calcext:value-type="float">
            <text:p>16.51</text:p>
          </table:table-cell>
          <table:table-cell office:value-type="float" office:value="13.4" calcext:value-type="float">
            <text:p>13.4</text:p>
          </table:table-cell>
          <table:table-cell office:value-type="float" office:value="2.83" calcext:value-type="float">
            <text:p>2.83</text:p>
          </table:table-cell>
          <table:table-cell office:value-type="float" office:value="1.23" calcext:value-type="float">
            <text:p>1.23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string" calcext:value-type="string">
            <text:p>trmm_STANDARD_gesumm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708" calcext:value-type="float">
            <text:p>60708</text:p>
          </table:table-cell>
          <table:table-cell office:value-type="float" office:value="7290" calcext:value-type="float">
            <text:p>7290</text:p>
          </table:table-cell>
          <table:table-cell office:value-type="float" office:value="4395527393.12" calcext:value-type="float">
            <text:p>4395527393.12</text:p>
          </table:table-cell>
          <table:table-cell office:value-type="float" office:value="7913865696.5" calcext:value-type="float">
            <text:p>7913865696.5</text:p>
          </table:table-cell>
          <table:table-cell office:value-type="float" office:value="77115.12" calcext:value-type="float">
            <text:p>77115.12</text:p>
          </table:table-cell>
          <table:table-cell office:value-type="float" office:value="89594364.75" calcext:value-type="float">
            <text:p>89594364.75</text:p>
          </table:table-cell>
          <table:table-cell office:value-type="float" office:value="70852424.25" calcext:value-type="float">
            <text:p>70852424.25</text:p>
          </table:table-cell>
          <table:table-cell office:value-type="float" office:value="67399168.25" calcext:value-type="float">
            <text:p>6739916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7115.12" calcext:value-type="float">
            <text:p>77115.12</text:p>
          </table:table-cell>
          <table:table-cell office:value-type="float" office:value="6.12" calcext:value-type="float">
            <text:p>6.12</text:p>
          </table:table-cell>
          <table:table-cell office:value-type="float" office:value="4.83" calcext:value-type="float">
            <text:p>4.83</text:p>
          </table:table-cell>
          <table:table-cell office:value-type="float" office:value="4.6" calcext:value-type="float">
            <text:p>4.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60710" calcext:value-type="float">
            <text:p>60710</text:p>
          </table:table-cell>
          <table:table-cell office:value-type="float" office:value="14915" calcext:value-type="float">
            <text:p>14915</text:p>
          </table:table-cell>
          <table:table-cell office:value-type="float" office:value="17881860689.47" calcext:value-type="float">
            <text:p>17881860689.47</text:p>
          </table:table-cell>
          <table:table-cell office:value-type="float" office:value="7962954058.05" calcext:value-type="float">
            <text:p>7962954058.05</text:p>
          </table:table-cell>
          <table:table-cell office:value-type="float" office:value="5771708.76" calcext:value-type="float">
            <text:p>5771708.76</text:p>
          </table:table-cell>
          <table:table-cell office:value-type="float" office:value="289436524.47" calcext:value-type="float">
            <text:p>289436524.47</text:p>
          </table:table-cell>
          <table:table-cell office:value-type="float" office:value="349055345.88" calcext:value-type="float">
            <text:p>349055345.88</text:p>
          </table:table-cell>
          <table:table-cell office:value-type="float" office:value="15507742" calcext:value-type="float">
            <text:p>15507742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5771708.76" calcext:value-type="float">
            <text:p>5771708.76</text:p>
          </table:table-cell>
          <table:table-cell office:value-type="float" office:value="20.36" calcext:value-type="float">
            <text:p>20.36</text:p>
          </table:table-cell>
          <table:table-cell office:value-type="float" office:value="24.49" calcext:value-type="float">
            <text:p>24.49</text:p>
          </table:table-cell>
          <table:table-cell office:value-type="float" office:value="1.04" calcext:value-type="float">
            <text:p>1.04</text:p>
          </table:table-cell>
          <table:table-cell office:value-type="float" office:value="0.83" calcext:value-type="float">
            <text:p>0.83</text:p>
          </table:table-cell>
          <table:table-cell office:value-type="float" office:value="112.26" calcext:value-type="float">
            <text:p>112.26</text:p>
          </table:table-cell>
        </table:table-row>
        <table:table-row table:style-name="ro1">
          <table:table-cell/>
          <table:table-cell office:value-type="float" office:value="60728" calcext:value-type="float">
            <text:p>60728</text:p>
          </table:table-cell>
          <table:table-cell office:value-type="float" office:value="6808" calcext:value-type="float">
            <text:p>6808</text:p>
          </table:table-cell>
          <table:table-cell office:value-type="float" office:value="4745793681.71" calcext:value-type="float">
            <text:p>4745793681.71</text:p>
          </table:table-cell>
          <table:table-cell office:value-type="float" office:value="8540821152.71" calcext:value-type="float">
            <text:p>8540821152.71</text:p>
          </table:table-cell>
          <table:table-cell office:value-type="float" office:value="69892.71" calcext:value-type="float">
            <text:p>69892.71</text:p>
          </table:table-cell>
          <table:table-cell office:value-type="float" office:value="96803636.85" calcext:value-type="float">
            <text:p>96803636.85</text:p>
          </table:table-cell>
          <table:table-cell office:value-type="float" office:value="76589486.28" calcext:value-type="float">
            <text:p>76589486.28</text:p>
          </table:table-cell>
          <table:table-cell office:value-type="float" office:value="72806306.28" calcext:value-type="float">
            <text:p>7280630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9892.71" calcext:value-type="float">
            <text:p>69892.71</text:p>
          </table:table-cell>
          <table:table-cell office:value-type="float" office:value="6.37" calcext:value-type="float">
            <text:p>6.37</text:p>
          </table:table-cell>
          <table:table-cell office:value-type="float" office:value="5.04" calcext:value-type="float">
            <text:p>5.04</text:p>
          </table:table-cell>
          <table:table-cell office:value-type="float" office:value="4.79" calcext:value-type="float">
            <text:p>4.7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trmm_STANDARD_mv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961" calcext:value-type="float">
            <text:p>61961</text:p>
          </table:table-cell>
          <table:table-cell office:value-type="float" office:value="10808" calcext:value-type="float">
            <text:p>10808</text:p>
          </table:table-cell>
          <table:table-cell office:value-type="float" office:value="3351292847.72" calcext:value-type="float">
            <text:p>3351292847.72</text:p>
          </table:table-cell>
          <table:table-cell office:value-type="float" office:value="8847547969.81" calcext:value-type="float">
            <text:p>8847547969.81</text:p>
          </table:table-cell>
          <table:table-cell office:value-type="float" office:value="45709548.18" calcext:value-type="float">
            <text:p>45709548.18</text:p>
          </table:table-cell>
          <table:table-cell office:value-type="float" office:value="252892668.63" calcext:value-type="float">
            <text:p>252892668.63</text:p>
          </table:table-cell>
          <table:table-cell office:value-type="float" office:value="208493565.9" calcext:value-type="float">
            <text:p>208493565.9</text:p>
          </table:table-cell>
          <table:table-cell office:value-type="float" office:value="37759363.18" calcext:value-type="float">
            <text:p>3775936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5709548.36" calcext:value-type="float">
            <text:p>45709548.36</text:p>
          </table:table-cell>
          <table:table-cell office:value-type="float" office:value="16.46" calcext:value-type="float">
            <text:p>16.46</text:p>
          </table:table-cell>
          <table:table-cell office:value-type="float" office:value="13.57" calcext:value-type="float">
            <text:p>13.57</text:p>
          </table:table-cell>
          <table:table-cell office:value-type="float" office:value="2.45" calcext:value-type="float">
            <text:p>2.45</text:p>
          </table:table-cell>
          <table:table-cell office:value-type="float" office:value="1.21" calcext:value-type="float">
            <text:p>1.21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/>
          <table:table-cell office:value-type="float" office:value="61963" calcext:value-type="float">
            <text:p>61963</text:p>
          </table:table-cell>
          <table:table-cell office:value-type="float" office:value="14292" calcext:value-type="float">
            <text:p>14292</text:p>
          </table:table-cell>
          <table:table-cell office:value-type="float" office:value="17882995421.82" calcext:value-type="float">
            <text:p>17882995421.82</text:p>
          </table:table-cell>
          <table:table-cell office:value-type="float" office:value="7626744783.47" calcext:value-type="float">
            <text:p>7626744783.47</text:p>
          </table:table-cell>
          <table:table-cell office:value-type="float" office:value="6052352" calcext:value-type="float">
            <text:p>6052352</text:p>
          </table:table-cell>
          <table:table-cell office:value-type="float" office:value="289587357.64" calcext:value-type="float">
            <text:p>289587357.64</text:p>
          </table:table-cell>
          <table:table-cell office:value-type="float" office:value="351828501.88" calcext:value-type="float">
            <text:p>351828501.88</text:p>
          </table:table-cell>
          <table:table-cell office:value-type="float" office:value="7429236.82" calcext:value-type="float">
            <text:p>7429236.82</text:p>
          </table:table-cell>
          <table:table-cell office:value-type="float" office:value="40.41" calcext:value-type="float">
            <text:p>40.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6052352" calcext:value-type="float">
            <text:p>6052352</text:p>
          </table:table-cell>
          <table:table-cell office:value-type="float" office:value="21.19" calcext:value-type="float">
            <text:p>21.19</text:p>
          </table:table-cell>
          <table:table-cell office:value-type="float" office:value="25.7" calcext:value-type="float">
            <text:p>25.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92.53" calcext:value-type="float">
            <text:p>92.53</text:p>
          </table:table-cell>
        </table:table-row>
        <table:table-row table:style-name="ro1">
          <table:table-cell/>
          <table:table-cell office:value-type="float" office:value="61981" calcext:value-type="float">
            <text:p>61981</text:p>
          </table:table-cell>
          <table:table-cell office:value-type="float" office:value="3179" calcext:value-type="float">
            <text:p>3179</text:p>
          </table:table-cell>
          <table:table-cell office:value-type="float" office:value="2696392172" calcext:value-type="float">
            <text:p>2696392172</text:p>
          </table:table-cell>
          <table:table-cell office:value-type="float" office:value="7163799806" calcext:value-type="float">
            <text:p>7163799806</text:p>
          </table:table-cell>
          <table:table-cell office:value-type="float" office:value="36010408.5" calcext:value-type="float">
            <text:p>36010408.5</text:p>
          </table:table-cell>
          <table:table-cell office:value-type="float" office:value="198690426.5" calcext:value-type="float">
            <text:p>198690426.5</text:p>
          </table:table-cell>
          <table:table-cell office:value-type="float" office:value="169243373.25" calcext:value-type="float">
            <text:p>169243373.25</text:p>
          </table:table-cell>
          <table:table-cell office:value-type="float" office:value="29621461.5" calcext:value-type="float">
            <text:p>2962146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6010408.75" calcext:value-type="float">
            <text:p>36010408.75</text:p>
          </table:table-cell>
          <table:table-cell office:value-type="float" office:value="15.8" calcext:value-type="float">
            <text:p>15.8</text:p>
          </table:table-cell>
          <table:table-cell office:value-type="float" office:value="13.46" calcext:value-type="float">
            <text:p>13.46</text:p>
          </table:table-cell>
          <table:table-cell office:value-type="float" office:value="2.38" calcext:value-type="float">
            <text:p>2.38</text:p>
          </table:table-cell>
          <table:table-cell office:value-type="float" office:value="1.17" calcext:value-type="float">
            <text:p>1.17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trmm_STANDARD_syr2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020" calcext:value-type="float">
            <text:p>63020</text:p>
          </table:table-cell>
          <table:table-cell office:value-type="float" office:value="15846" calcext:value-type="float">
            <text:p>15846</text:p>
          </table:table-cell>
          <table:table-cell office:value-type="float" office:value="15554281979" calcext:value-type="float">
            <text:p>15554281979</text:p>
          </table:table-cell>
          <table:table-cell office:value-type="float" office:value="7999309391.22" calcext:value-type="float">
            <text:p>7999309391.22</text:p>
          </table:table-cell>
          <table:table-cell office:value-type="float" office:value="2346820.33" calcext:value-type="float">
            <text:p>2346820.33</text:p>
          </table:table-cell>
          <table:table-cell office:value-type="float" office:value="339802789.5" calcext:value-type="float">
            <text:p>339802789.5</text:p>
          </table:table-cell>
          <table:table-cell office:value-type="float" office:value="308758968.94" calcext:value-type="float">
            <text:p>308758968.94</text:p>
          </table:table-cell>
          <table:table-cell office:value-type="float" office:value="64055207" calcext:value-type="float">
            <text:p>64055207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2346820.33" calcext:value-type="float">
            <text:p>2346820.33</text:p>
          </table:table-cell>
          <table:table-cell office:value-type="float" office:value="23.59" calcext:value-type="float">
            <text:p>23.59</text:p>
          </table:table-cell>
          <table:table-cell office:value-type="float" office:value="21.45" calcext:value-type="float">
            <text:p>21.45</text:p>
          </table:table-cell>
          <table:table-cell office:value-type="float" office:value="4.39" calcext:value-type="float">
            <text:p>4.39</text:p>
          </table:table-cell>
          <table:table-cell office:value-type="float" office:value="1.09" calcext:value-type="float">
            <text:p>1.09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/>
          <table:table-cell office:value-type="float" office:value="63022" calcext:value-type="float">
            <text:p>63022</text:p>
          </table:table-cell>
          <table:table-cell office:value-type="float" office:value="14886" calcext:value-type="float">
            <text:p>14886</text:p>
          </table:table-cell>
          <table:table-cell office:value-type="float" office:value="20268778920" calcext:value-type="float">
            <text:p>20268778920</text:p>
          </table:table-cell>
          <table:table-cell office:value-type="float" office:value="8909926191.6" calcext:value-type="float">
            <text:p>8909926191.6</text:p>
          </table:table-cell>
          <table:table-cell office:value-type="float" office:value="6687911" calcext:value-type="float">
            <text:p>6687911</text:p>
          </table:table-cell>
          <table:table-cell office:value-type="float" office:value="328208105.06" calcext:value-type="float">
            <text:p>328208105.06</text:p>
          </table:table-cell>
          <table:table-cell office:value-type="float" office:value="395009783" calcext:value-type="float">
            <text:p>395009783</text:p>
          </table:table-cell>
          <table:table-cell office:value-type="float" office:value="23127633.33" calcext:value-type="float">
            <text:p>23127633.33</text:p>
          </table:table-cell>
          <table:table-cell office:value-type="float" office:value="55.2" calcext:value-type="float">
            <text:p>55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6687911" calcext:value-type="float">
            <text:p>6687911</text:p>
          </table:table-cell>
          <table:table-cell office:value-type="float" office:value="21.13" calcext:value-type="float">
            <text:p>21.13</text:p>
          </table:table-cell>
          <table:table-cell office:value-type="float" office:value="25.43" calcext:value-type="float">
            <text:p>25.43</text:p>
          </table:table-cell>
          <table:table-cell office:value-type="float" office:value="1.49" calcext:value-type="float">
            <text:p>1.49</text:p>
          </table:table-cell>
          <table:table-cell office:value-type="float" office:value="0.83" calcext:value-type="float">
            <text:p>0.83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/>
          <table:table-cell office:value-type="float" office:value="63040" calcext:value-type="float">
            <text:p>63040</text:p>
          </table:table-cell>
          <table:table-cell office:value-type="float" office:value="689" calcext:value-type="float">
            <text:p>689</text:p>
          </table:table-cell>
          <table:table-cell office:value-type="float" office:value="12792106203" calcext:value-type="float">
            <text:p>12792106203</text:p>
          </table:table-cell>
          <table:table-cell office:value-type="float" office:value="5990166237" calcext:value-type="float">
            <text:p>5990166237</text:p>
          </table:table-cell>
          <table:table-cell office:value-type="float" office:value="3617958" calcext:value-type="float">
            <text:p>3617958</text:p>
          </table:table-cell>
          <table:table-cell office:value-type="float" office:value="207631158" calcext:value-type="float">
            <text:p>207631158</text:p>
          </table:table-cell>
          <table:table-cell office:value-type="float" office:value="246105105" calcext:value-type="float">
            <text:p>246105105</text:p>
          </table:table-cell>
          <table:table-cell office:value-type="float" office:value="30214974" calcext:value-type="float">
            <text:p>30214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3617958" calcext:value-type="float">
            <text:p>3617958</text:p>
          </table:table-cell>
          <table:table-cell office:value-type="float" office:value="19.28" calcext:value-type="float">
            <text:p>19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.8" calcext:value-type="float">
            <text:p>2.8</text:p>
          </table:table-cell>
          <table:table-cell office:value-type="float" office:value="0.84" calcext:value-type="float">
            <text:p>0.8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trmm_STANDARD_trisolv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460" calcext:value-type="float">
            <text:p>63460</text:p>
          </table:table-cell>
          <table:table-cell office:value-type="float" office:value="7956" calcext:value-type="float">
            <text:p>7956</text:p>
          </table:table-cell>
          <table:table-cell office:value-type="float" office:value="4046942791.5" calcext:value-type="float">
            <text:p>4046942791.5</text:p>
          </table:table-cell>
          <table:table-cell office:value-type="float" office:value="8716105579.62" calcext:value-type="float">
            <text:p>8716105579.62</text:p>
          </table:table-cell>
          <table:table-cell office:value-type="float" office:value="51863.12" calcext:value-type="float">
            <text:p>51863.12</text:p>
          </table:table-cell>
          <table:table-cell office:value-type="float" office:value="44813712.62" calcext:value-type="float">
            <text:p>44813712.62</text:p>
          </table:table-cell>
          <table:table-cell office:value-type="float" office:value="40822585.12" calcext:value-type="float">
            <text:p>40822585.12</text:p>
          </table:table-cell>
          <table:table-cell office:value-type="float" office:value="33845814.12" calcext:value-type="float">
            <text:p>3384581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1863.12" calcext:value-type="float">
            <text:p>51863.12</text:p>
          </table:table-cell>
          <table:table-cell office:value-type="float" office:value="2.88" calcext:value-type="float">
            <text:p>2.88</text:p>
          </table:table-cell>
          <table:table-cell office:value-type="float" office:value="2.62" calcext:value-type="float">
            <text:p>2.62</text:p>
          </table:table-cell>
          <table:table-cell office:value-type="float" office:value="2.17" calcext:value-type="float">
            <text:p>2.17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63462" calcext:value-type="float">
            <text:p>63462</text:p>
          </table:table-cell>
          <table:table-cell office:value-type="float" office:value="14228" calcext:value-type="float">
            <text:p>14228</text:p>
          </table:table-cell>
          <table:table-cell office:value-type="float" office:value="17879307246.94" calcext:value-type="float">
            <text:p>17879307246.94</text:p>
          </table:table-cell>
          <table:table-cell office:value-type="float" office:value="7595459332.76" calcext:value-type="float">
            <text:p>7595459332.76</text:p>
          </table:table-cell>
          <table:table-cell office:value-type="float" office:value="5891583.47" calcext:value-type="float">
            <text:p>5891583.47</text:p>
          </table:table-cell>
          <table:table-cell office:value-type="float" office:value="289558499.29" calcext:value-type="float">
            <text:p>289558499.29</text:p>
          </table:table-cell>
          <table:table-cell office:value-type="float" office:value="351775383.52" calcext:value-type="float">
            <text:p>351775383.52</text:p>
          </table:table-cell>
          <table:table-cell office:value-type="float" office:value="7299470.17" calcext:value-type="float">
            <text:p>7299470.17</text:p>
          </table:table-cell>
          <table:table-cell office:value-type="float" office:value="39.05" calcext:value-type="float">
            <text:p>39.0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5891583.47" calcext:value-type="float">
            <text:p>5891583.47</text:p>
          </table:table-cell>
          <table:table-cell office:value-type="float" office:value="21.73" calcext:value-type="float">
            <text:p>21.73</text:p>
          </table:table-cell>
          <table:table-cell office:value-type="float" office:value="26.1" calcext:value-type="float">
            <text:p>26.1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3485" calcext:value-type="float">
            <text:p>63485</text:p>
          </table:table-cell>
          <table:table-cell office:value-type="float" office:value="6099" calcext:value-type="float">
            <text:p>6099</text:p>
          </table:table-cell>
          <table:table-cell office:value-type="float" office:value="3571890296.28" calcext:value-type="float">
            <text:p>3571890296.28</text:p>
          </table:table-cell>
          <table:table-cell office:value-type="float" office:value="7711015512" calcext:value-type="float">
            <text:p>7711015512</text:p>
          </table:table-cell>
          <table:table-cell office:value-type="float" office:value="39618.14" calcext:value-type="float">
            <text:p>39618.14</text:p>
          </table:table-cell>
          <table:table-cell office:value-type="float" office:value="39431247.28" calcext:value-type="float">
            <text:p>39431247.28</text:p>
          </table:table-cell>
          <table:table-cell office:value-type="float" office:value="35945287" calcext:value-type="float">
            <text:p>35945287</text:p>
          </table:table-cell>
          <table:table-cell office:value-type="float" office:value="29831030" calcext:value-type="float">
            <text:p>29831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618.14" calcext:value-type="float">
            <text:p>39618.14</text:p>
          </table:table-cell>
          <table:table-cell office:value-type="float" office:value="2.9" calcext:value-type="float">
            <text:p>2.9</text:p>
          </table:table-cell>
          <table:table-cell office:value-type="float" office:value="2.64" calcext:value-type="float">
            <text:p>2.64</text:p>
          </table:table-cell>
          <table:table-cell office:value-type="float" office:value="2.19" calcext:value-type="float">
            <text:p>2.19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0:10.349542712</meta:creation-date>
    <dc:date>2015-12-17T17:10:51.807157001</dc:date>
    <meta:editing-duration>P0D</meta:editing-duration>
    <meta:editing-cycles>1</meta:editing-cycles>
    <meta:document-statistic meta:table-count="1" meta:cell-count="1522" meta:object-count="0"/>
    <meta:generator>LibreOffice/4.2.8.2$Linux_X86_64 LibreOffice_project/420m0$Build-2</meta:generator>
  </office:meta>
</office:document-meta>
</file>